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erlin" svg:font-family="Berlin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cc1b" officeooo:paragraph-rsid="001dcc1b"/>
    </style:style>
    <style:style style:name="P2" style:family="paragraph" style:parent-style-name="Standard">
      <style:text-properties officeooo:rsid="001dcc1b" officeooo:paragraph-rsid="001e0269"/>
    </style:style>
    <style:style style:name="P3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4" style:family="paragraph" style:parent-style-name="Standard">
      <style:text-properties fo:color="#cccccc" loext:opacity="100%" officeooo:rsid="001dcc1b" officeooo:paragraph-rsid="001e0269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6" style:family="paragraph" style:parent-style-name="Standard">
      <style:text-properties fo:color="#cccccc" loext:opacity="100%" style:font-name="Consolas" fo:font-size="10.5pt" fo:font-weight="normal" officeooo:rsid="00243378" officeooo:paragraph-rsid="00243378" fo:background-color="#1f1f1f"/>
    </style:style>
    <style:style style:name="P7" style:family="paragraph" style:parent-style-name="Standard">
      <style:text-properties fo:color="#cccccc" loext:opacity="100%" style:font-name="Consolas" fo:font-size="10.5pt" fo:font-weight="normal" officeooo:rsid="0028cbb1" officeooo:paragraph-rsid="0028cbb1" fo:background-color="#1f1f1f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074f497" officeooo:paragraph-rsid="0074f497" fo:background-color="#1f1f1f" style:font-weight-asian="bold" style:font-weight-complex="bold"/>
    </style:style>
    <style:style style:name="P9" style:family="paragraph" style:parent-style-name="Standard">
      <style:text-properties fo:color="#cccccc" loext:opacity="100%" style:font-name="Consolas" fo:font-size="10.5pt" fo:font-weight="normal" officeooo:rsid="002d0458" officeooo:paragraph-rsid="002d0458" fo:background-color="#1f1f1f" style:font-weight-asian="normal" style:font-weight-complex="normal"/>
    </style:style>
    <style:style style:name="P10" style:family="paragraph" style:parent-style-name="Standard">
      <style:text-properties fo:color="#cccccc" loext:opacity="100%" style:font-name="Consolas" fo:font-size="10.5pt" fo:font-weight="normal" officeooo:rsid="00392f79" officeooo:paragraph-rsid="00392f79" fo:background-color="#1f1f1f" style:font-weight-asian="normal" style:font-weight-complex="normal"/>
    </style:style>
    <style:style style:name="P11" style:family="paragraph" style:parent-style-name="Standard">
      <style:text-properties fo:color="#cccccc" loext:opacity="100%" style:font-name="Consolas" fo:font-size="10.5pt" fo:font-weight="normal" officeooo:rsid="00489694" officeooo:paragraph-rsid="00489694" fo:background-color="#1f1f1f" style:font-weight-asian="normal" style:font-weight-complex="normal"/>
    </style:style>
    <style:style style:name="P12" style:family="paragraph" style:parent-style-name="Standard">
      <style:text-properties fo:color="#cccccc" loext:opacity="100%" style:font-name="Consolas" fo:font-size="10.5pt" fo:font-weight="normal" officeooo:rsid="005a867d" officeooo:paragraph-rsid="005a867d" fo:background-color="#1f1f1f" style:font-weight-asian="normal" style:font-weight-complex="normal"/>
    </style:style>
    <style:style style:name="P13" style:family="paragraph" style:parent-style-name="Standard">
      <style:text-properties fo:color="#cccccc" loext:opacity="100%" style:font-name="Consolas" fo:font-size="10.5pt" fo:font-weight="normal" officeooo:rsid="005f01c8" officeooo:paragraph-rsid="005f01c8" fo:background-color="#1f1f1f" style:font-weight-asian="normal" style:font-weight-complex="normal"/>
    </style:style>
    <style:style style:name="P14" style:family="paragraph" style:parent-style-name="Standard">
      <style:text-properties fo:color="#cccccc" loext:opacity="100%" style:font-name="Consolas" fo:font-size="10.5pt" fo:font-weight="normal" officeooo:rsid="00611203" officeooo:paragraph-rsid="00611203" fo:background-color="#1f1f1f" style:font-weight-asian="normal" style:font-weight-complex="normal"/>
    </style:style>
    <style:style style:name="P15" style:family="paragraph" style:parent-style-name="Standard">
      <style:text-properties fo:color="#cccccc" loext:opacity="100%" style:font-name="Consolas" fo:font-size="10.5pt" fo:font-weight="normal" officeooo:rsid="0069202b" officeooo:paragraph-rsid="0069202b" fo:background-color="#1f1f1f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cccccc" loext:opacity="100%" style:font-name="Consolas" fo:font-size="10.5pt" fo:font-weight="normal" officeooo:rsid="006ab331" officeooo:paragraph-rsid="006ab331" fo:background-color="#1f1f1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097dfd0" officeooo:paragraph-rsid="0097dfd0" fo:background-color="#1f1f1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099450e" officeooo:paragraph-rsid="0099450e" fo:background-color="#1f1f1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09ce677" officeooo:paragraph-rsid="009ce677" fo:background-color="#1f1f1f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cccccc" loext:opacity="100%" style:font-name="Consolas" fo:font-size="10.5pt" fo:font-weight="normal" officeooo:rsid="0074f497" officeooo:paragraph-rsid="0076a0d8" fo:background-color="#1f1f1f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cccccc" loext:opacity="100%" style:font-name="Consolas" fo:font-size="10.5pt" fo:font-weight="normal" officeooo:rsid="00322564" officeooo:paragraph-rsid="00322564" fo:background-color="#000000"/>
    </style:style>
    <style:style style:name="P22" style:family="paragraph" style:parent-style-name="Standard">
      <style:text-properties fo:color="#cccccc" loext:opacity="100%" style:font-name="Consolas" fo:font-size="10.5pt" fo:font-weight="normal" officeooo:rsid="00554e1c" officeooo:paragraph-rsid="00554e1c" fo:background-color="#000000" style:font-weight-asian="normal" style:font-weight-complex="normal"/>
    </style:style>
    <style:style style:name="P23" style:family="paragraph" style:parent-style-name="Standard">
      <style:text-properties fo:color="#cccccc" loext:opacity="100%" style:font-name="Consolas" fo:font-size="10.5pt" fo:font-weight="normal" officeooo:rsid="005a867d" officeooo:paragraph-rsid="005a867d" fo:background-color="#000000" style:font-weight-asian="normal" style:font-weight-complex="normal"/>
    </style:style>
    <style:style style:name="P24" style:family="paragraph" style:parent-style-name="Standard">
      <style:text-properties fo:color="#cccccc" loext:opacity="100%" style:font-name="Consolas" fo:font-size="12pt" fo:font-weight="normal" officeooo:rsid="0051bcba" officeooo:paragraph-rsid="0051bcba" fo:background-color="#000000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cccccc" loext:opacity="100%" style:font-name="Consolas" fo:font-size="12pt" fo:font-weight="normal" officeooo:rsid="0065e260" officeooo:paragraph-rsid="0065e260" fo:background-color="#1f1f1f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cccccc" loext:opacity="100%" style:font-name="Consolas" fo:font-size="12pt" fo:font-weight="normal" officeooo:rsid="0036a909" officeooo:paragraph-rsid="0076a0d8" fo:background-color="#1f1f1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503cm"/>
      <style:text-properties fo:color="#cccccc" loext:opacity="100%" style:font-name="Consolas" fo:font-size="12pt" fo:font-weight="normal" officeooo:rsid="009ce677" officeooo:paragraph-rsid="009ce677" fo:background-color="#1f1f1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/>
      <style:text-properties fo:color="#cccccc" loext:opacity="100%" style:font-name="Consolas" fo:font-size="12pt" fo:font-weight="normal" fo:background-color="#1f1f1f" style:font-size-asian="12pt" style:font-size-complex="12pt"/>
    </style:style>
    <style:style style:name="P29" style:family="paragraph" style:parent-style-name="Standard">
      <style:text-properties fo:color="#cccccc" loext:opacity="100%" fo:font-weight="normal" officeooo:rsid="00392f79" officeooo:paragraph-rsid="00392f79" fo:background-color="#1f1f1f" style:font-weight-asian="normal" style:font-weight-complex="normal"/>
    </style:style>
    <style:style style:name="P30" style:family="paragraph" style:parent-style-name="Standard">
      <style:text-properties fo:color="#cccccc" loext:opacity="100%" fo:font-weight="normal" officeooo:rsid="0040ac4c" officeooo:paragraph-rsid="0040ac4c" fo:background-color="#1f1f1f" style:font-weight-asian="normal" style:font-weight-complex="normal"/>
    </style:style>
    <style:style style:name="P31" style:family="paragraph" style:parent-style-name="Standard">
      <style:text-properties fo:color="#cccccc" loext:opacity="100%" fo:font-weight="normal" officeooo:rsid="0052b013" officeooo:paragraph-rsid="0052b013" fo:background-color="#1f1f1f" style:font-weight-asian="normal" style:font-weight-complex="normal"/>
    </style:style>
    <style:style style:name="P32" style:family="paragraph" style:parent-style-name="Standard">
      <style:text-properties fo:color="#cccccc" loext:opacity="100%" fo:font-weight="normal" officeooo:rsid="00587ddb" officeooo:paragraph-rsid="00587ddb" fo:background-color="#1f1f1f" style:font-weight-asian="normal" style:font-weight-complex="normal"/>
    </style:style>
    <style:style style:name="P33" style:family="paragraph" style:parent-style-name="Standard">
      <style:text-properties fo:color="#cccccc" loext:opacity="100%" fo:font-weight="normal" officeooo:rsid="005a867d" officeooo:paragraph-rsid="005a867d" fo:background-color="#1f1f1f" style:font-weight-asian="normal" style:font-weight-complex="normal"/>
    </style:style>
    <style:style style:name="P34" style:family="paragraph" style:parent-style-name="Standard">
      <style:paragraph-properties style:line-height-at-least="0.503cm"/>
      <style:text-properties fo:color="#cccccc" loext:opacity="100%" fo:font-size="12pt" fo:background-color="#1f1f1f" style:font-size-asian="12pt" style:font-size-complex="12pt"/>
    </style:style>
    <style:style style:name="P35" style:family="paragraph" style:parent-style-name="Standard">
      <style:paragraph-properties style:line-height-at-least="0.503cm"/>
      <style:text-properties fo:color="#cccccc" loext:opacity="100%" fo:font-weight="bold" officeooo:rsid="0074f497" officeooo:paragraph-rsid="0074f497" fo:background-color="#1f1f1f" style:font-weight-asian="bold" style:font-weight-complex="bold"/>
    </style:style>
    <style:style style:name="P36" style:family="paragraph" style:parent-style-name="Standard">
      <style:text-properties officeooo:rsid="00243378" officeooo:paragraph-rsid="00243378"/>
    </style:style>
    <style:style style:name="P37" style:family="paragraph" style:parent-style-name="Standard">
      <style:text-properties fo:font-weight="normal" officeooo:rsid="0028cbb1" officeooo:paragraph-rsid="0028cbb1" fo:background-color="transparent" style:font-weight-asian="normal" style:font-weight-complex="normal"/>
    </style:style>
    <style:style style:name="P38" style:family="paragraph" style:parent-style-name="Standard">
      <style:paragraph-properties fo:break-before="page"/>
      <style:text-properties fo:font-weight="bold" officeooo:rsid="0028cbb1" officeooo:paragraph-rsid="0028cbb1" fo:background-color="#ffff00" style:font-weight-asian="bold" style:font-weight-complex="bold"/>
    </style:style>
    <style:style style:name="P39" style:family="paragraph" style:parent-style-name="Standard">
      <style:text-properties fo:font-weight="bold" officeooo:rsid="0028cbb1" officeooo:paragraph-rsid="0028cbb1" fo:background-color="#ffff00" style:font-weight-asian="bold" style:font-weight-complex="bold"/>
    </style:style>
    <style:style style:name="P40" style:family="paragraph" style:parent-style-name="Standard">
      <style:text-properties fo:font-weight="bold" officeooo:rsid="0028cbb1" officeooo:paragraph-rsid="0036a909" fo:background-color="#ffff00" style:font-weight-asian="bold" style:font-weight-complex="bold"/>
    </style:style>
    <style:style style:name="P41" style:family="paragraph" style:parent-style-name="Standard">
      <style:paragraph-properties style:line-height-at-least="0.503cm"/>
    </style:style>
    <style:style style:name="P42" style:family="paragraph" style:parent-style-name="Standard">
      <style:text-properties fo:color="#fbc02d" loext:opacity="100%" fo:font-weight="bold" officeooo:rsid="0028cbb1" officeooo:paragraph-rsid="0028cbb1" fo:background-color="transparent" style:font-weight-asian="bold" style:font-weight-complex="bold"/>
    </style:style>
    <style:style style:name="P43" style:family="paragraph" style:parent-style-name="Standard">
      <style:text-properties fo:color="#fbc02d" loext:opacity="100%" fo:font-weight="bold" officeooo:rsid="0028cbb1" officeooo:paragraph-rsid="002c2c44" fo:background-color="transparent" style:font-weight-asian="bold" style:font-weight-complex="bold"/>
    </style:style>
    <style:style style:name="P44" style:family="paragraph" style:parent-style-name="Standard">
      <style:text-properties fo:color="#000000" loext:opacity="100%" fo:font-weight="normal" officeooo:rsid="002d0458" officeooo:paragraph-rsid="002d0458" fo:background-color="transparent" style:font-weight-asian="normal" style:font-weight-complex="normal"/>
    </style:style>
    <style:style style:name="P45" style:family="paragraph" style:parent-style-name="Standard">
      <style:text-properties fo:color="#000000" loext:opacity="100%" fo:font-weight="normal" officeooo:rsid="00322564" officeooo:paragraph-rsid="00322564" fo:background-color="transparent" style:font-weight-asian="normal" style:font-weight-complex="normal"/>
    </style:style>
    <style:style style:name="P46" style:family="paragraph" style:parent-style-name="Standard">
      <style:text-properties fo:color="#000000" loext:opacity="100%" fo:font-weight="normal" officeooo:rsid="002efdd0" officeooo:paragraph-rsid="002d0458" fo:background-color="transparent" style:font-weight-asian="normal" style:font-weight-complex="normal"/>
    </style:style>
    <style:style style:name="P47" style:family="paragraph" style:parent-style-name="Standard">
      <style:text-properties fo:color="#000000" loext:opacity="100%" fo:font-weight="normal" officeooo:rsid="0036a909" officeooo:paragraph-rsid="0036a909" fo:background-color="transparent" style:font-weight-asian="normal" style:font-weight-complex="normal"/>
    </style:style>
    <style:style style:name="P48" style:family="paragraph" style:parent-style-name="Standard">
      <style:text-properties fo:color="#000000" loext:opacity="100%" fo:font-weight="normal" officeooo:rsid="0036a909" officeooo:paragraph-rsid="0076a0d8" fo:background-color="transparent" style:font-weight-asian="normal" style:font-weight-complex="normal"/>
    </style:style>
    <style:style style:name="P49" style:family="paragraph" style:parent-style-name="Standard">
      <style:text-properties fo:color="#000000" loext:opacity="100%" fo:font-weight="normal" officeooo:rsid="00392f79" officeooo:paragraph-rsid="00392f79" fo:background-color="transparent" style:font-weight-asian="normal" style:font-weight-complex="normal"/>
    </style:style>
    <style:style style:name="P50" style:family="paragraph" style:parent-style-name="Standard">
      <style:text-properties fo:color="#000000" loext:opacity="100%" fo:font-weight="normal" officeooo:rsid="003f5774" officeooo:paragraph-rsid="003f5774" fo:background-color="transparent" style:font-weight-asian="normal" style:font-weight-complex="normal"/>
    </style:style>
    <style:style style:name="P51" style:family="paragraph" style:parent-style-name="Standard">
      <style:text-properties fo:color="#000000" loext:opacity="100%" fo:font-weight="normal" officeooo:rsid="0040ac4c" officeooo:paragraph-rsid="0040ac4c" fo:background-color="transparent" style:font-weight-asian="normal" style:font-weight-complex="normal"/>
    </style:style>
    <style:style style:name="P52" style:family="paragraph" style:parent-style-name="Standard">
      <style:text-properties fo:color="#000000" loext:opacity="100%" fo:font-weight="normal" officeooo:rsid="004422b1" officeooo:paragraph-rsid="004422b1" fo:background-color="transparent" style:font-weight-asian="normal" style:font-weight-complex="normal"/>
    </style:style>
    <style:style style:name="P53" style:family="paragraph" style:parent-style-name="Standard">
      <style:text-properties fo:color="#000000" loext:opacity="100%" fo:font-weight="normal" officeooo:rsid="0045f035" officeooo:paragraph-rsid="0045f035" fo:background-color="transparent" style:font-weight-asian="normal" style:font-weight-complex="normal"/>
    </style:style>
    <style:style style:name="P54" style:family="paragraph" style:parent-style-name="Standard">
      <style:text-properties fo:color="#000000" loext:opacity="100%" fo:font-weight="normal" officeooo:rsid="00474b24" officeooo:paragraph-rsid="00474b24" fo:background-color="transparent" style:font-weight-asian="normal" style:font-weight-complex="normal"/>
    </style:style>
    <style:style style:name="P55" style:family="paragraph" style:parent-style-name="Standard">
      <style:text-properties fo:color="#000000" loext:opacity="100%" fo:font-weight="normal" officeooo:rsid="004bb92b" officeooo:paragraph-rsid="004bb92b" fo:background-color="transparent" style:font-weight-asian="normal" style:font-weight-complex="normal"/>
    </style:style>
    <style:style style:name="P56" style:family="paragraph" style:parent-style-name="Standard">
      <style:text-properties fo:color="#000000" loext:opacity="100%" fo:font-weight="normal" officeooo:rsid="0051bcba" officeooo:paragraph-rsid="0040ac4c" fo:background-color="transparent" style:font-weight-asian="normal" style:font-weight-complex="normal"/>
    </style:style>
    <style:style style:name="P57" style:family="paragraph" style:parent-style-name="Standard">
      <style:text-properties fo:color="#000000" loext:opacity="100%" fo:font-weight="normal" officeooo:rsid="0051bcba" officeooo:paragraph-rsid="0051bcba" fo:background-color="transparent" style:font-weight-asian="normal" style:font-weight-complex="normal"/>
    </style:style>
    <style:style style:name="P58" style:family="paragraph" style:parent-style-name="Standard">
      <style:text-properties fo:color="#000000" loext:opacity="100%" fo:font-weight="normal" officeooo:rsid="0052b013" officeooo:paragraph-rsid="0052b013" fo:background-color="transparent" style:font-weight-asian="normal" style:font-weight-complex="normal"/>
    </style:style>
    <style:style style:name="P59" style:family="paragraph" style:parent-style-name="Standard">
      <style:text-properties fo:color="#000000" loext:opacity="100%" fo:font-weight="normal" officeooo:rsid="00554e1c" officeooo:paragraph-rsid="00554e1c" fo:background-color="transparent" style:font-weight-asian="normal" style:font-weight-complex="normal"/>
    </style:style>
    <style:style style:name="P60" style:family="paragraph" style:parent-style-name="Standard">
      <style:text-properties fo:color="#000000" loext:opacity="100%" fo:font-weight="normal" officeooo:rsid="0056b5d5" officeooo:paragraph-rsid="0056b5d5" fo:background-color="transparent" style:font-weight-asian="normal" style:font-weight-complex="normal"/>
    </style:style>
    <style:style style:name="P61" style:family="paragraph" style:parent-style-name="Standard">
      <style:text-properties fo:color="#000000" loext:opacity="100%" fo:font-weight="normal" officeooo:rsid="0058a987" officeooo:paragraph-rsid="00587ddb" fo:background-color="transparent" style:font-weight-asian="normal" style:font-weight-complex="normal"/>
    </style:style>
    <style:style style:name="P62" style:family="paragraph" style:parent-style-name="Standard">
      <style:text-properties fo:color="#000000" loext:opacity="100%" fo:font-weight="normal" officeooo:rsid="0058dceb" officeooo:paragraph-rsid="00587ddb" fo:background-color="transparent" style:font-weight-asian="normal" style:font-weight-complex="normal"/>
    </style:style>
    <style:style style:name="P63" style:family="paragraph" style:parent-style-name="Standard">
      <style:text-properties fo:color="#000000" loext:opacity="100%" fo:font-weight="normal" officeooo:rsid="005a867d" officeooo:paragraph-rsid="005a867d" fo:background-color="transparent" style:font-weight-asian="normal" style:font-weight-complex="normal"/>
    </style:style>
    <style:style style:name="P64" style:family="paragraph" style:parent-style-name="Standard">
      <style:text-properties fo:color="#000000" loext:opacity="100%" fo:font-weight="normal" officeooo:rsid="005c2c3a" officeooo:paragraph-rsid="005c2c3a" fo:background-color="transparent" style:font-weight-asian="normal" style:font-weight-complex="normal"/>
    </style:style>
    <style:style style:name="P65" style:family="paragraph" style:parent-style-name="Standard">
      <style:text-properties fo:color="#000000" loext:opacity="100%" fo:font-weight="normal" officeooo:rsid="005d638a" officeooo:paragraph-rsid="005d638a" fo:background-color="transparent" style:font-weight-asian="normal" style:font-weight-complex="normal"/>
    </style:style>
    <style:style style:name="P66" style:family="paragraph" style:parent-style-name="Standard">
      <style:text-properties fo:color="#000000" loext:opacity="100%" fo:font-weight="normal" officeooo:rsid="005f01c8" officeooo:paragraph-rsid="005f01c8" fo:background-color="transparent" style:font-weight-asian="normal" style:font-weight-complex="normal"/>
    </style:style>
    <style:style style:name="P67" style:family="paragraph" style:parent-style-name="Standard">
      <style:text-properties fo:color="#000000" loext:opacity="100%" fo:font-weight="normal" officeooo:rsid="00611203" officeooo:paragraph-rsid="00611203" fo:background-color="transparent" style:font-weight-asian="normal" style:font-weight-complex="normal"/>
    </style:style>
    <style:style style:name="P68" style:family="paragraph" style:parent-style-name="Standard">
      <style:text-properties fo:color="#000000" loext:opacity="100%" fo:font-weight="normal" officeooo:rsid="0061fab9" officeooo:paragraph-rsid="0061fab9" fo:background-color="transparent" style:font-weight-asian="normal" style:font-weight-complex="normal"/>
    </style:style>
    <style:style style:name="P69" style:family="paragraph" style:parent-style-name="Standard">
      <style:text-properties fo:color="#000000" loext:opacity="100%" fo:font-weight="normal" officeooo:rsid="0064345e" officeooo:paragraph-rsid="0064345e" fo:background-color="transparent" style:font-weight-asian="normal" style:font-weight-complex="normal"/>
    </style:style>
    <style:style style:name="P70" style:family="paragraph" style:parent-style-name="Standard">
      <style:text-properties fo:color="#000000" loext:opacity="100%" fo:font-weight="normal" officeooo:rsid="006504e7" officeooo:paragraph-rsid="006504e7" fo:background-color="transparent" style:font-weight-asian="normal" style:font-weight-complex="normal"/>
    </style:style>
    <style:style style:name="P71" style:family="paragraph" style:parent-style-name="Standard">
      <style:text-properties fo:color="#000000" loext:opacity="100%" fo:font-weight="normal" officeooo:rsid="0065e260" officeooo:paragraph-rsid="0065e260" fo:background-color="transparent" style:font-weight-asian="normal" style:font-weight-complex="normal"/>
    </style:style>
    <style:style style:name="P72" style:family="paragraph" style:parent-style-name="Standard">
      <style:text-properties fo:color="#000000" loext:opacity="100%" fo:font-weight="normal" officeooo:rsid="00554e1c" officeooo:paragraph-rsid="00554e1c" fo:background-color="#000000" style:font-weight-asian="normal" style:font-weight-complex="normal"/>
    </style:style>
    <style:style style:name="P73" style:family="paragraph" style:parent-style-name="Standard">
      <style:text-properties fo:color="#000000" loext:opacity="100%" fo:font-weight="bold" officeooo:rsid="0036a909" officeooo:paragraph-rsid="0036a909" fo:background-color="#ffff00" style:font-weight-asian="bold" style:font-weight-complex="bold"/>
    </style:style>
    <style:style style:name="P74" style:family="paragraph" style:parent-style-name="Standard">
      <style:paragraph-properties fo:break-before="page"/>
      <style:text-properties fo:color="#000000" loext:opacity="100%" fo:font-weight="bold" officeooo:rsid="0036a909" officeooo:paragraph-rsid="0036a909" fo:background-color="#ffff00" style:font-weight-asian="bold" style:font-weight-complex="bold"/>
    </style:style>
    <style:style style:name="P75" style:family="paragraph" style:parent-style-name="Standard">
      <style:paragraph-properties fo:break-before="page"/>
      <style:text-properties fo:color="#000000" loext:opacity="100%" fo:font-weight="bold" officeooo:rsid="0036a909" officeooo:paragraph-rsid="00563f31" fo:background-color="#ffff00" style:font-weight-asian="bold" style:font-weight-complex="bold"/>
    </style:style>
    <style:style style:name="P76" style:family="paragraph" style:parent-style-name="Standard">
      <style:paragraph-properties fo:break-before="page"/>
      <style:text-properties fo:color="#000000" loext:opacity="100%" fo:font-weight="bold" officeooo:rsid="005f68a1" officeooo:paragraph-rsid="005f68a1" fo:background-color="#ffff00" style:font-weight-asian="bold" style:font-weight-complex="bold"/>
    </style:style>
    <style:style style:name="P77" style:family="paragraph" style:parent-style-name="Standard">
      <style:text-properties fo:color="#000000" loext:opacity="100%" fo:font-weight="bold" officeooo:rsid="005f68a1" officeooo:paragraph-rsid="005f68a1" fo:background-color="#ffff00" style:font-weight-asian="bold" style:font-weight-complex="bold"/>
    </style:style>
    <style:style style:name="P78" style:family="paragraph" style:parent-style-name="Standard">
      <style:text-properties fo:color="#000000" loext:opacity="100%" fo:font-size="12pt" fo:font-weight="normal" officeooo:rsid="0065e260" officeooo:paragraph-rsid="0065e260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style:line-height-at-least="0.503cm"/>
      <style:text-properties fo:color="#000000" loext:opacity="100%" officeooo:rsid="006ec780" officeooo:paragraph-rsid="00701b09" fo:background-color="transparent"/>
    </style:style>
    <style:style style:name="P80" style:family="paragraph" style:parent-style-name="Standard">
      <style:paragraph-properties style:line-height-at-least="0.503cm" fo:break-before="page"/>
      <style:text-properties fo:color="#000000" loext:opacity="100%" style:font-name="Liberation Serif" fo:font-size="12pt" fo:font-weight="bold" officeooo:rsid="0071e9ff" officeooo:paragraph-rsid="0071e9ff" fo:background-color="#ffff00" style:font-size-asian="12pt" style:font-weight-asian="bold" style:font-size-complex="12pt" style:font-weight-complex="bold"/>
    </style:style>
    <style:style style:name="P81" style:family="paragraph" style:parent-style-name="Standard">
      <style:paragraph-properties style:line-height-at-least="0.503cm" fo:break-before="page"/>
      <style:text-properties fo:color="#000000" loext:opacity="100%" style:font-name="Liberation Serif" fo:font-size="12pt" fo:font-weight="bold" officeooo:rsid="0071e9ff" officeooo:paragraph-rsid="007e9161" fo:background-color="#ffff00" style:font-size-asian="12pt" style:font-weight-asian="bold" style:font-size-complex="12pt" style:font-weight-complex="bold"/>
    </style:style>
    <style:style style:name="P82" style:family="paragraph" style:parent-style-name="Standard">
      <style:paragraph-properties style:line-height-at-least="0.503cm"/>
      <style:text-properties fo:color="#000000" loext:opacity="100%" style:font-name="Liberation Serif" fo:font-size="12pt" fo:font-weight="bold" officeooo:rsid="0071e9ff" officeooo:paragraph-rsid="007e9161" fo:background-color="#ffff00" style:font-size-asian="12pt" style:font-weight-asian="bold" style:font-size-complex="12pt" style:font-weight-complex="bold"/>
    </style:style>
    <style:style style:name="P83" style:family="paragraph" style:parent-style-name="Standard">
      <style:paragraph-properties style:line-height-at-least="0.503cm" fo:break-before="page"/>
      <style:text-properties fo:color="#000000" loext:opacity="100%" style:font-name="Liberation Serif" fo:font-size="12pt" fo:font-weight="bold" officeooo:rsid="008bfb1f" officeooo:paragraph-rsid="008bfb1f" fo:background-color="#ffff00" style:font-size-asian="12pt" style:font-weight-asian="bold" style:font-size-complex="12pt" style:font-weight-complex="bold"/>
    </style:style>
    <style:style style:name="P84" style:family="paragraph" style:parent-style-name="Standard">
      <style:paragraph-properties style:line-height-at-least="0.503cm"/>
      <style:text-properties fo:color="#000000" loext:opacity="100%" style:font-name="Liberation Serif" fo:font-size="12pt" fo:font-weight="bold" officeooo:rsid="008bfb1f" officeooo:paragraph-rsid="008bfb1f" fo:background-color="#ffff00" style:font-size-asian="12pt" style:font-weight-asian="bold" style:font-size-complex="12pt" style:font-weight-complex="bold"/>
    </style:style>
    <style:style style:name="P85" style:family="paragraph" style:parent-style-name="Standard">
      <style:paragraph-properties style:line-height-at-least="0.503cm"/>
      <style:text-properties fo:color="#000000" loext:opacity="100%" style:font-name="Liberation Serif" fo:font-size="12pt" fo:font-weight="bold" officeooo:rsid="0080222d" officeooo:paragraph-rsid="0080222d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style:paragraph-properties style:line-height-at-least="0.503cm"/>
      <style:text-properties fo:color="#000000" loext:opacity="100%" style:font-name="Liberation Serif" fo:font-size="12pt" fo:font-weight="bold" officeooo:rsid="008d2e76" officeooo:paragraph-rsid="008d2e76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style:line-height-at-least="0.503cm"/>
      <style:text-properties fo:color="#000000" loext:opacity="100%" style:font-name="Liberation Serif" fo:font-size="12pt" fo:font-weight="bold" officeooo:rsid="008db774" officeooo:paragraph-rsid="008db774" fo:background-color="transparent" style:font-size-asian="12pt" style:font-weight-asian="bold" style:font-size-complex="12pt" style:font-weight-complex="bold"/>
    </style:style>
    <style:style style:name="P88" style:family="paragraph" style:parent-style-name="Standard">
      <style:paragraph-properties style:line-height-at-least="0.503cm"/>
      <style:text-properties fo:color="#000000" loext:opacity="100%" style:font-name="Liberation Serif" fo:font-size="12pt" fo:font-weight="bold" officeooo:rsid="0084fbda" officeooo:paragraph-rsid="0084fbda" fo:background-color="#18ffff" style:font-size-asian="12pt" style:font-weight-asian="bold" style:font-size-complex="12pt" style:font-weight-complex="bold"/>
    </style:style>
    <style:style style:name="P89" style:family="paragraph" style:parent-style-name="Standard">
      <style:paragraph-properties style:line-height-at-least="0.503cm"/>
      <style:text-properties fo:color="#000000" loext:opacity="100%" style:font-name="Liberation Serif" fo:font-size="12pt" fo:font-weight="bold" officeooo:rsid="008db774" officeooo:paragraph-rsid="008db774" fo:background-color="#18ffff" style:font-size-asian="12pt" style:font-weight-asian="bold" style:font-size-complex="12pt" style:font-weight-complex="bold"/>
    </style:style>
    <style:style style:name="P90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86f7ee" officeooo:paragraph-rsid="0086f7ee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88a70a" officeooo:paragraph-rsid="0088a70a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8a98f3" officeooo:paragraph-rsid="008a98f3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8b1ffb" officeooo:paragraph-rsid="008b1ffb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8bed85" officeooo:paragraph-rsid="008bed85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97dfd0" officeooo:paragraph-rsid="0097dfd0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99450e" officeooo:paragraph-rsid="0099450e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9ce677" officeooo:paragraph-rsid="009ce677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9fd25e" officeooo:paragraph-rsid="009fd25e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a2b390" officeooo:paragraph-rsid="00a2b390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6ec780" officeooo:paragraph-rsid="006ec780" fo:background-color="transparent"/>
    </style:style>
    <style:style style:name="P101" style:family="paragraph" style:parent-style-name="Standard">
      <style:text-properties fo:color="#000000" loext:opacity="100%" style:font-name="Consolas" fo:font-size="10.5pt" fo:font-weight="normal" officeooo:rsid="0076a0d8" officeooo:paragraph-rsid="0076a0d8" fo:background-color="transparent" style:font-weight-asian="normal" style:font-weight-complex="normal"/>
    </style:style>
    <style:style style:name="P102" style:family="paragraph" style:parent-style-name="Standard">
      <style:paragraph-properties style:line-height-at-least="0.503cm"/>
      <style:text-properties fo:color="#000000" loext:opacity="100%" style:font-name="Consolas" fo:font-size="10.5pt" officeooo:rsid="00701b09" officeooo:paragraph-rsid="00701b09" fo:background-color="transparent"/>
    </style:style>
    <style:style style:name="P103" style:family="paragraph" style:parent-style-name="Standard">
      <style:paragraph-properties style:line-height-at-least="0.503cm"/>
      <style:text-properties fo:color="#000000" loext:opacity="100%" style:font-name="Consolas" fo:font-size="10.5pt" officeooo:rsid="006ec780" officeooo:paragraph-rsid="00701b09" fo:background-color="transparent"/>
    </style:style>
    <style:style style:name="P104" style:family="paragraph" style:parent-style-name="Standard">
      <style:paragraph-properties style:line-height-at-least="0.503cm"/>
      <style:text-properties fo:color="#000000" loext:opacity="100%" style:font-name="Berlin" fo:font-size="10.5pt" fo:font-weight="normal" officeooo:rsid="0074f497" officeooo:paragraph-rsid="0074f497" fo:background-color="transparent" style:font-weight-asian="normal" style:font-weight-complex="normal"/>
    </style:style>
    <style:style style:name="P105" style:family="paragraph" style:parent-style-name="Standard">
      <style:text-properties fo:color="#f44336" loext:opacity="100%" fo:font-weight="bold" officeooo:rsid="002b2906" officeooo:paragraph-rsid="0028cbb1" fo:background-color="transparent" style:font-weight-asian="bold" style:font-weight-complex="bold"/>
    </style:style>
    <style:style style:name="P106" style:family="paragraph" style:parent-style-name="Standard">
      <style:text-properties fo:color="#f44336" loext:opacity="100%" fo:font-weight="normal" officeooo:rsid="002efdd0" officeooo:paragraph-rsid="002d0458" fo:background-color="transparent" style:font-weight-asian="normal" style:font-weight-complex="normal"/>
    </style:style>
    <style:style style:name="P107" style:family="paragraph" style:parent-style-name="Standard">
      <style:text-properties fo:color="#c9211e" loext:opacity="100%" fo:font-weight="normal" officeooo:rsid="00489694" officeooo:paragraph-rsid="00489694" fo:background-color="transparent" style:font-weight-asian="normal" style:font-weight-complex="normal"/>
    </style:style>
    <style:style style:name="P108" style:family="paragraph" style:parent-style-name="Standard">
      <style:text-properties fo:color="#c9211e" loext:opacity="100%" fo:font-weight="normal" officeooo:rsid="004a276a" officeooo:paragraph-rsid="004a276a" fo:background-color="transparent" style:font-weight-asian="normal" style:font-weight-complex="normal"/>
    </style:style>
    <style:style style:name="P109" style:family="paragraph" style:parent-style-name="Standard">
      <style:text-properties fo:color="#c9211e" loext:opacity="100%" fo:font-weight="normal" officeooo:rsid="004bb92b" officeooo:paragraph-rsid="004bb92b" fo:background-color="transparent" style:font-weight-asian="normal" style:font-weight-complex="normal"/>
    </style:style>
    <style:style style:name="P110" style:family="paragraph" style:parent-style-name="Standard">
      <style:text-properties fo:color="#c9211e" loext:opacity="100%" fo:font-weight="bold" officeooo:rsid="004bb92b" officeooo:paragraph-rsid="004bb92b" fo:background-color="#ffff00" style:font-weight-asian="bold" style:font-weight-complex="bold"/>
    </style:style>
    <style:style style:name="P111" style:family="paragraph" style:parent-style-name="Standard">
      <style:text-properties fo:color="#c9211e" loext:opacity="100%" fo:font-size="12pt" fo:font-weight="normal" officeooo:rsid="00674e5d" officeooo:paragraph-rsid="00674e5d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c9211e" loext:opacity="100%" fo:font-size="12pt" fo:font-weight="normal" officeooo:rsid="0069202b" officeooo:paragraph-rsid="0069202b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c9211e" loext:opacity="100%" fo:font-size="12pt" fo:font-weight="normal" officeooo:rsid="006ab331" officeooo:paragraph-rsid="006ab331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c9211e" loext:opacity="100%" fo:font-size="12pt" fo:font-weight="bold" officeooo:rsid="006860eb" officeooo:paragraph-rsid="006860eb" fo:background-color="transparent" style:font-size-asian="12pt" style:font-weight-asian="bold" style:font-size-complex="12pt" style:font-weight-complex="bold"/>
    </style:style>
    <style:style style:name="P115" style:family="paragraph" style:parent-style-name="Standard">
      <style:text-properties fo:color="#c9211e" loext:opacity="100%" fo:font-size="12pt" fo:font-weight="bold" officeooo:rsid="0069202b" officeooo:paragraph-rsid="0069202b" fo:background-color="transparent" style:font-size-asian="12pt" style:font-weight-asian="bold" style:font-size-complex="12pt" style:font-weight-complex="bold"/>
    </style:style>
    <style:style style:name="P116" style:family="paragraph" style:parent-style-name="Standard">
      <style:paragraph-properties style:line-height-at-least="0.503cm"/>
      <style:text-properties fo:color="#c9211e" loext:opacity="100%" fo:background-color="transparent"/>
    </style:style>
    <style:style style:name="P117" style:family="paragraph" style:parent-style-name="Standard">
      <style:paragraph-properties style:line-height-at-least="0.503cm"/>
      <style:text-properties fo:color="#c9211e" loext:opacity="100%" officeooo:paragraph-rsid="006c1dad" fo:background-color="transparent"/>
    </style:style>
    <style:style style:name="P118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06c6a15" officeooo:paragraph-rsid="006c6a15" fo:background-color="transparent"/>
    </style:style>
    <style:style style:name="P119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06c1dad" officeooo:paragraph-rsid="006c1dad" fo:background-color="transparent"/>
    </style:style>
    <style:style style:name="P120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06ec780" officeooo:paragraph-rsid="006ec780" fo:background-color="transparent"/>
    </style:style>
    <style:style style:name="P121" style:family="paragraph" style:parent-style-name="Standard">
      <style:paragraph-properties style:line-height-at-least="0.503cm"/>
      <style:text-properties fo:color="#c9211e" loext:opacity="100%" style:font-name="Liberation Serif" fo:font-size="12pt" fo:font-weight="bold" officeooo:rsid="0082e596" officeooo:paragraph-rsid="0082e596" fo:background-color="transparent" style:font-size-asian="12pt" style:font-weight-asian="bold" style:font-size-complex="12pt" style:font-weight-complex="bold"/>
    </style:style>
    <style:style style:name="P122" style:family="paragraph" style:parent-style-name="Standard">
      <style:paragraph-properties style:line-height-at-least="0.503cm"/>
      <style:text-properties fo:color="#c9211e" loext:opacity="100%" style:font-name="Liberation Serif" fo:font-size="12pt" fo:font-weight="bold" officeooo:rsid="0084fbda" officeooo:paragraph-rsid="0084fbda" fo:background-color="transparent" style:font-size-asian="12pt" style:font-weight-asian="bold" style:font-size-complex="12pt" style:font-weight-complex="bold"/>
    </style:style>
    <style:style style:name="P123" style:family="paragraph" style:parent-style-name="Standard">
      <style:paragraph-properties style:line-height-at-least="0.503cm"/>
      <style:text-properties fo:color="#c9211e" loext:opacity="100%" style:font-name="Liberation Serif" fo:font-size="12pt" fo:font-weight="normal" officeooo:rsid="00949ad0" officeooo:paragraph-rsid="00949ad0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style:line-height-at-least="0.503cm"/>
      <style:text-properties fo:color="#c9211e" loext:opacity="100%" style:font-name="Liberation Serif" fo:font-size="12pt" fo:font-weight="normal" officeooo:rsid="00968e94" officeooo:paragraph-rsid="00968e94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126" style:family="paragraph" style:parent-style-name="Standard">
      <style:paragraph-properties style:line-height-at-least="0.503cm"/>
      <style:text-properties fo:color="#b71c1c" loext:opacity="100%" style:font-name="Consolas" fo:font-size="10.5pt" fo:font-weight="bold" officeooo:rsid="0074d586" officeooo:paragraph-rsid="0074d586" fo:background-color="transparent" style:font-weight-asian="bold" style:font-weight-complex="bold"/>
    </style:style>
    <style:style style:name="P127" style:family="paragraph" style:parent-style-name="Standard">
      <style:paragraph-properties style:line-height-at-least="0.503cm"/>
      <style:text-properties fo:color="#b71c1c" loext:opacity="100%" style:font-name="Consolas" fo:font-size="10.5pt" fo:font-weight="bold" officeooo:rsid="0074f497" officeooo:paragraph-rsid="0074f497" fo:background-color="transparent" style:font-weight-asian="bold" style:font-weight-complex="bold"/>
    </style:style>
    <style:style style:name="P128" style:family="paragraph" style:parent-style-name="Standard">
      <style:paragraph-properties style:line-height-at-least="0.503cm"/>
      <style:text-properties fo:color="#b71c1c" loext:opacity="100%" style:font-name="Consolas" fo:font-size="10.5pt" fo:font-weight="bold" officeooo:rsid="007cb0e3" officeooo:paragraph-rsid="007cb0e3" fo:background-color="transparent" style:font-weight-asian="bold" style:font-weight-complex="bold"/>
    </style:style>
    <style:style style:name="P129" style:family="paragraph" style:parent-style-name="Standard">
      <style:paragraph-properties style:line-height-at-least="0.503cm"/>
      <style:text-properties fo:color="#b71c1c" loext:opacity="100%" style:font-name="Consolas" fo:font-size="12pt" fo:font-weight="bold" officeooo:rsid="007990e2" officeooo:paragraph-rsid="007990e2" fo:background-color="transparent" style:font-size-asian="12pt" style:font-weight-asian="bold" style:font-size-complex="12pt" style:font-weight-complex="bold"/>
    </style:style>
    <style:style style:name="P130" style:family="paragraph" style:parent-style-name="Standard">
      <style:paragraph-properties style:line-height-at-least="0.503cm"/>
      <style:text-properties fo:color="#b71c1c" loext:opacity="100%" style:font-name="Consolas" fo:font-size="12pt" fo:font-weight="bold" officeooo:rsid="007b06eb" officeooo:paragraph-rsid="007b06eb" fo:background-color="transparent" style:font-size-asian="12pt" style:font-weight-asian="bold" style:font-size-complex="12pt" style:font-weight-complex="bold"/>
    </style:style>
    <style:style style:name="P131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a2b390" officeooo:paragraph-rsid="00a2b390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style:line-height-at-least="0.503cm" fo:break-before="page"/>
      <style:text-properties fo:color="#000000" loext:opacity="100%" style:font-name="Liberation Serif" fo:font-size="12pt" fo:font-weight="bold" officeooo:rsid="008bfb1f" officeooo:paragraph-rsid="00a5cea3" fo:background-color="#ffff00" style:font-size-asian="12pt" style:font-weight-asian="bold" style:font-size-complex="12pt" style:font-weight-complex="bold"/>
    </style:style>
    <style:style style:name="T1" style:family="text">
      <style:text-properties officeooo:rsid="001e0269"/>
    </style:style>
    <style:style style:name="T2" style:family="text">
      <style:text-properties officeooo:rsid="001fea02"/>
    </style:style>
    <style:style style:name="T3" style:family="text">
      <style:text-properties fo:color="#c9211e" loext:opacity="100%" fo:font-weight="bold" officeooo:rsid="00215bdc" style:font-weight-asian="bold" style:font-weight-complex="bold"/>
    </style:style>
    <style:style style:name="T4" style:family="text">
      <style:text-properties fo:color="#c9211e" loext:opacity="100%" fo:font-weight="bold" officeooo:rsid="0025df2c" style:font-weight-asian="bold" style:font-weight-complex="bold"/>
    </style:style>
    <style:style style:name="T5" style:family="text">
      <style:text-properties fo:color="#c9211e" loext:opacity="100%" fo:font-weight="normal" style:font-weight-asian="normal" style:font-weight-complex="normal"/>
    </style:style>
    <style:style style:name="T6" style:family="text">
      <style:text-properties fo:color="#c9211e" loext:opacity="100%" fo:font-weight="normal" officeooo:rsid="0090c2d6" style:font-weight-asian="normal" style:font-weight-complex="normal"/>
    </style:style>
    <style:style style:name="T7" style:family="text">
      <style:text-properties style:font-name="Consolas" fo:font-size="10.5pt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style:font-name="Consolas" fo:font-size="10.5pt" fo:font-weight="normal" officeooo:rsid="006b0886"/>
    </style:style>
    <style:style style:name="T10" style:family="text">
      <style:text-properties style:font-name="Consolas" fo:font-size="10.5pt" fo:font-weight="normal" officeooo:rsid="006c1dad"/>
    </style:style>
    <style:style style:name="T11" style:family="text">
      <style:text-properties style:font-name="Consolas" fo:font-size="10.5pt" fo:font-weight="normal" officeooo:rsid="006ec780"/>
    </style:style>
    <style:style style:name="T12" style:family="text">
      <style:text-properties style:font-name="Consolas" fo:font-size="10.5pt" officeooo:rsid="00701b09"/>
    </style:style>
    <style:style style:name="T13" style:family="text">
      <style:text-properties style:font-name="Consolas" fo:font-weight="normal"/>
    </style:style>
    <style:style style:name="T14" style:family="text">
      <style:text-properties style:font-name="Consolas" fo:font-size="12pt" style:font-size-asian="12pt" style:font-size-complex="12pt"/>
    </style:style>
    <style:style style:name="T15" style:family="text">
      <style:text-properties style:font-name="Consolas" fo:font-size="12pt" officeooo:rsid="0076a0d8" style:font-size-asian="12pt" style:font-size-complex="12pt"/>
    </style:style>
    <style:style style:name="T16" style:family="text">
      <style:text-properties fo:color="#9cdcfe" loext:opacity="100%"/>
    </style:style>
    <style:style style:name="T17" style:family="text">
      <style:text-properties fo:color="#9cdcfe" loext:opacity="100%" style:font-name="Consolas" fo:font-size="10.5pt"/>
    </style:style>
    <style:style style:name="T18" style:family="text">
      <style:text-properties fo:color="#9cdcfe" loext:opacity="100%" style:font-name="Consolas" fo:font-size="10.5pt" fo:font-weight="normal"/>
    </style:style>
    <style:style style:name="T19" style:family="text">
      <style:text-properties fo:color="#9cdcfe" loext:opacity="100%" style:font-name="Consolas" fo:font-weight="normal"/>
    </style:style>
    <style:style style:name="T20" style:family="text">
      <style:text-properties fo:color="#9cdcfe" loext:opacity="100%" officeooo:rsid="002efdd0"/>
    </style:style>
    <style:style style:name="T21" style:family="text">
      <style:text-properties fo:color="#9cdcfe" loext:opacity="100%" style:font-weight-asian="normal" style:font-weight-complex="normal"/>
    </style:style>
    <style:style style:name="T22" style:family="text">
      <style:text-properties fo:color="#9cdcfe" loext:opacity="100%" fo:font-weight="bold" style:font-weight-asian="bold" style:font-weight-complex="bold"/>
    </style:style>
    <style:style style:name="T23" style:family="text">
      <style:text-properties fo:color="#9cdcfe" loext:opacity="100%" officeooo:rsid="0076a0d8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style:font-name="Consolas" fo:font-size="10.5pt"/>
    </style:style>
    <style:style style:name="T26" style:family="text">
      <style:text-properties fo:color="#ce9178" loext:opacity="100%" style:font-name="Consolas" fo:font-size="10.5pt" fo:font-weight="normal"/>
    </style:style>
    <style:style style:name="T27" style:family="text">
      <style:text-properties fo:color="#ce9178" loext:opacity="100%" style:font-name="Consolas" fo:font-weight="normal"/>
    </style:style>
    <style:style style:name="T28" style:family="text">
      <style:text-properties fo:color="#ce9178" loext:opacity="100%" officeooo:rsid="002efdd0"/>
    </style:style>
    <style:style style:name="T29" style:family="text">
      <style:text-properties fo:color="#ce9178" loext:opacity="100%" fo:font-weight="bold" style:font-weight-asian="bold" style:font-weight-complex="bold"/>
    </style:style>
    <style:style style:name="T30" style:family="text">
      <style:text-properties officeooo:rsid="0025df2c"/>
    </style:style>
    <style:style style:name="T31" style:family="text">
      <style:text-properties fo:color="#4ec9b0" loext:opacity="100%"/>
    </style:style>
    <style:style style:name="T32" style:family="text">
      <style:text-properties fo:color="#4ec9b0" loext:opacity="100%" style:font-weight-asian="normal" style:font-weight-complex="normal"/>
    </style:style>
    <style:style style:name="T33" style:family="text">
      <style:text-properties fo:color="#d4d4d4" loext:opacity="100%"/>
    </style:style>
    <style:style style:name="T34" style:family="text">
      <style:text-properties fo:color="#d4d4d4" loext:opacity="100%" style:font-name="Consolas" fo:font-size="10.5pt" fo:font-weight="normal"/>
    </style:style>
    <style:style style:name="T35" style:family="text">
      <style:text-properties fo:color="#d4d4d4" loext:opacity="100%" style:font-name="Consolas" fo:font-weight="normal"/>
    </style:style>
    <style:style style:name="T36" style:family="text">
      <style:text-properties fo:color="#d4d4d4" loext:opacity="100%" style:font-weight-asian="normal" style:font-weight-complex="normal"/>
    </style:style>
    <style:style style:name="T37" style:family="text">
      <style:text-properties fo:color="#569cd6" loext:opacity="100%"/>
    </style:style>
    <style:style style:name="T38" style:family="text">
      <style:text-properties fo:color="#569cd6" loext:opacity="100%" style:font-name="Consolas" fo:font-size="10.5pt" fo:font-weight="normal"/>
    </style:style>
    <style:style style:name="T39" style:family="text">
      <style:text-properties fo:color="#569cd6" loext:opacity="100%" style:font-name="Consolas" fo:font-weight="normal"/>
    </style:style>
    <style:style style:name="T40" style:family="text">
      <style:text-properties fo:color="#569cd6" loext:opacity="100%" officeooo:rsid="002efdd0"/>
    </style:style>
    <style:style style:name="T41" style:family="text">
      <style:text-properties fo:color="#569cd6" loext:opacity="100%" style:font-weight-asian="normal" style:font-weight-complex="normal"/>
    </style:style>
    <style:style style:name="T42" style:family="text">
      <style:text-properties fo:color="#dcdcaa" loext:opacity="100%"/>
    </style:style>
    <style:style style:name="T43" style:family="text">
      <style:text-properties fo:color="#dcdcaa" loext:opacity="100%" style:font-name="Consolas" fo:font-size="10.5pt"/>
    </style:style>
    <style:style style:name="T44" style:family="text">
      <style:text-properties fo:color="#dcdcaa" loext:opacity="100%" style:font-name="Consolas" fo:font-size="10.5pt" fo:font-weight="normal"/>
    </style:style>
    <style:style style:name="T45" style:family="text">
      <style:text-properties fo:color="#dcdcaa" loext:opacity="100%" style:font-name="Consolas" fo:font-weight="normal"/>
    </style:style>
    <style:style style:name="T46" style:family="text">
      <style:text-properties fo:color="#dcdcaa" loext:opacity="100%" officeooo:rsid="002efdd0"/>
    </style:style>
    <style:style style:name="T47" style:family="text">
      <style:text-properties fo:color="#dcdcaa" loext:opacity="100%" fo:font-weight="bold" style:font-weight-asian="bold" style:font-weight-complex="bold"/>
    </style:style>
    <style:style style:name="T48" style:family="text">
      <style:text-properties officeooo:rsid="0028cbb1"/>
    </style:style>
    <style:style style:name="T49" style:family="text">
      <style:text-properties officeooo:rsid="002ab624"/>
    </style:style>
    <style:style style:name="T50" style:family="text">
      <style:text-properties officeooo:rsid="002b2906"/>
    </style:style>
    <style:style style:name="T51" style:family="text">
      <style:text-properties fo:color="#f44336" loext:opacity="100%" officeooo:rsid="002b2906"/>
    </style:style>
    <style:style style:name="T52" style:family="text">
      <style:text-properties fo:color="#f44336" loext:opacity="100%" officeooo:rsid="002efdd0"/>
    </style:style>
    <style:style style:name="T53" style:family="text">
      <style:text-properties fo:color="#000000" loext:opacity="100%" fo:font-weight="normal" officeooo:rsid="002b2906" style:font-weight-asian="normal" style:font-weight-complex="normal"/>
    </style:style>
    <style:style style:name="T54" style:family="text">
      <style:text-properties fo:color="#000000" loext:opacity="100%" fo:font-weight="normal" officeooo:rsid="002c2c44" style:font-weight-asian="normal" style:font-weight-complex="normal"/>
    </style:style>
    <style:style style:name="T55" style:family="text">
      <style:text-properties fo:color="#000000" loext:opacity="100%" fo:background-color="transparent" loext:char-shading-value="0"/>
    </style:style>
    <style:style style:name="T56" style:family="text">
      <style:text-properties fo:color="#000000" loext:opacity="100%" officeooo:rsid="0051bcba" fo:background-color="transparent" loext:char-shading-value="0"/>
    </style:style>
    <style:style style:name="T57" style:family="text">
      <style:text-properties fo:color="#000000" loext:opacity="100%" officeooo:rsid="0054787f" fo:background-color="transparent" loext:char-shading-value="0"/>
    </style:style>
    <style:style style:name="T58" style:family="text">
      <style:text-properties fo:color="#000000" loext:opacity="100%" officeooo:rsid="0058a987" fo:background-color="transparent" loext:char-shading-value="0"/>
    </style:style>
    <style:style style:name="T59" style:family="text">
      <style:text-properties fo:color="#000000" loext:opacity="100%" officeooo:rsid="0058dceb" fo:background-color="transparent" loext:char-shading-value="0"/>
    </style:style>
    <style:style style:name="T60" style:family="text">
      <style:text-properties fo:color="#b5cea8" loext:opacity="100%" style:font-name="Consolas" fo:font-size="10.5pt" fo:font-weight="normal"/>
    </style:style>
    <style:style style:name="T61" style:family="text">
      <style:text-properties officeooo:rsid="002efdd0"/>
    </style:style>
    <style:style style:name="T62" style:family="text">
      <style:text-properties fo:color="#4fc1ff" loext:opacity="100%" style:font-name="Consolas" fo:font-size="10.5pt" fo:font-weight="normal"/>
    </style:style>
    <style:style style:name="T63" style:family="text">
      <style:text-properties style:font-weight-asian="normal" style:font-weight-complex="normal"/>
    </style:style>
    <style:style style:name="T64" style:family="text">
      <style:text-properties officeooo:rsid="003874d0"/>
    </style:style>
    <style:style style:name="T65" style:family="text">
      <style:text-properties officeooo:rsid="00392f79"/>
    </style:style>
    <style:style style:name="T66" style:family="text">
      <style:text-properties officeooo:rsid="003a6a4c"/>
    </style:style>
    <style:style style:name="T67" style:family="text">
      <style:text-properties officeooo:rsid="003e70e4"/>
    </style:style>
    <style:style style:name="T68" style:family="text">
      <style:text-properties officeooo:rsid="00472dc0"/>
    </style:style>
    <style:style style:name="T69" style:family="text">
      <style:text-properties officeooo:rsid="0047c9eb"/>
    </style:style>
    <style:style style:name="T70" style:family="text">
      <style:text-properties officeooo:rsid="004e76de"/>
    </style:style>
    <style:style style:name="T71" style:family="text">
      <style:text-properties officeooo:rsid="00563f31"/>
    </style:style>
    <style:style style:name="T72" style:family="text">
      <style:text-properties officeooo:rsid="005afcef"/>
    </style:style>
    <style:style style:name="T73" style:family="text">
      <style:text-properties officeooo:rsid="006335eb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69706a" style:font-weight-asian="bold" style:font-weight-complex="bold"/>
    </style:style>
    <style:style style:name="T77" style:family="text">
      <style:text-properties officeooo:rsid="00701b09"/>
    </style:style>
    <style:style style:name="T78" style:family="text">
      <style:text-properties officeooo:rsid="0076a0d8"/>
    </style:style>
    <style:style style:name="T79" style:family="text">
      <style:text-properties officeooo:rsid="007e9161"/>
    </style:style>
    <style:style style:name="T80" style:family="text">
      <style:text-properties officeooo:rsid="0081d61a"/>
    </style:style>
    <style:style style:name="T81" style:family="text">
      <style:text-properties officeooo:rsid="008330de"/>
    </style:style>
    <style:style style:name="T82" style:family="text">
      <style:text-properties officeooo:rsid="009319f0"/>
    </style:style>
    <style:style style:name="T83" style:family="text">
      <style:text-properties fo:color="#808080" loext:opacity="100%"/>
    </style:style>
    <style:style style:name="T84" style:family="text">
      <style:text-properties fo:color="#808080" loext:opacity="100%" style:font-name="Consolas" fo:font-size="10.5pt" fo:font-weight="normal"/>
    </style:style>
    <style:style style:name="T85" style:family="text">
      <style:text-properties officeooo:rsid="009b8d26"/>
    </style:style>
    <style:style style:name="T86" style:family="text">
      <style:text-properties officeooo:rsid="00a0b81f"/>
    </style:style>
    <style:style style:name="T87" style:family="text">
      <style:text-properties officeooo:rsid="00a4311a"/>
    </style:style>
    <style:style style:name="T88" style:family="text">
      <style:text-properties officeooo:rsid="00a5ce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49">1</text:span> – Configure o Grunt</text:p>
      <text:p text:style-name="P1">Grunt</text:p>
      <text:p text:style-name="P1"/>
      <text:p text:style-name="P2">»Vamos fazer duas instalações do grunt » </text:p>
      <text:p text:style-name="P2">Global <text:s/>» <text:s/><text:span text:style-name="T1">npm i -g grunt-cli</text:span></text:p>
      <text:p text:style-name="P2">Local » <text:span text:style-name="T2">npm init <text:s text:c="3"/></text:span><text:span text:style-name="T3">(inicializa o projeto e cria os pacotes .json)</text:span></text:p>
      <text:p text:style-name="P2"><text:s text:c="13"/><text:span text:style-name="T2">npm i –save-dev grunt</text:span></text:p>
      <text:p text:style-name="P2"/>
      <text:p text:style-name="P2">-----</text:p>
      <text:p text:style-name="P4">  <text:span text:style-name="T18">"scripts"</text:span><text:span text:style-name="T8">: {</text:span></text:p>
      <text:p text:style-name="P3">    <text:span text:style-name="T18">"grunt"</text:span><text:span text:style-name="T8">: </text:span><text:span text:style-name="T26">"grunt"</text:span><text:span text:style-name="T8">,</text:span></text:p>
      <text:p text:style-name="P2"/>
      <text:p text:style-name="P2">-----</text:p>
      <text:p text:style-name="P2"/>
      <text:p text:style-name="P36">precisamos criar um arquivo de configuração do grunt » <text:span text:style-name="T4">gruntfile.js </text:span><text:span text:style-name="T30"><text:s text:c="3"/>»</text:span>2min</text:p>
      <text:p text:style-name="P36"/>
      <text:p text:style-name="P6"><text:span text:style-name="T31">module</text:span>.<text:span text:style-name="T31">exports</text:span> <text:span text:style-name="T33">=</text:span> <text:span text:style-name="T37">function</text:span>(<text:span text:style-name="T16">grunt</text:span>) {</text:p>
      <text:p text:style-name="P3">    <text:span text:style-name="T18">grunt</text:span><text:span text:style-name="T8">.</text:span><text:span text:style-name="T44">initConfig</text:span><text:span text:style-name="T8">({</text:span></text:p>
      <text:p text:style-name="P3">        <text:span text:style-name="T18">pkg:</text:span><text:span text:style-name="T8"> </text:span><text:span text:style-name="T18">grunt</text:span><text:span text:style-name="T8">.</text:span><text:span text:style-name="T18">file</text:span><text:span text:style-name="T8">.</text:span><text:span text:style-name="T44">readJSON</text:span><text:span text:style-name="T8">(</text:span><text:span text:style-name="T26">'package.json'</text:span><text:span text:style-name="T8">),</text:span></text:p>
      <text:p text:style-name="P3">    <text:span text:style-name="T8">})</text:span></text:p>
      <text:p text:style-name="P5">}</text:p>
      <text:p text:style-name="P36"/>
      <text:p text:style-name="P36">»<text:span text:style-name="T48">npm run grunt</text:span></text:p>
      <text:p text:style-name="P36">--------------</text:p>
      <text:p text:style-name="P36"/>
      <text:p text:style-name="P38">2 – Criando Tarefas</text:p>
      <text:p text:style-name="P39"/>
      <text:p text:style-name="P7"><text:span text:style-name="T31">module</text:span>.<text:span text:style-name="T31">exports</text:span> <text:span text:style-name="T33">=</text:span> <text:span text:style-name="T37">function</text:span>(<text:span text:style-name="T16">grunt</text:span>) {</text:p>
      <text:p text:style-name="P3">    <text:span text:style-name="T18">grunt</text:span><text:span text:style-name="T8">.</text:span><text:span text:style-name="T44">initConfig</text:span><text:span text:style-name="T8">({</text:span></text:p>
      <text:p text:style-name="P3">        <text:span text:style-name="T18">pkg:</text:span><text:span text:style-name="T8"> </text:span><text:span text:style-name="T18">grunt</text:span><text:span text:style-name="T8">.</text:span><text:span text:style-name="T18">file</text:span><text:span text:style-name="T8">.</text:span><text:span text:style-name="T44">readJSON</text:span><text:span text:style-name="T8">(</text:span><text:span text:style-name="T26">'package.json'</text:span><text:span text:style-name="T8">),</text:span></text:p>
      <text:p text:style-name="P3">    <text:span text:style-name="T8">})</text:span></text:p>
      <text:p text:style-name="P41"/>
      <text:p text:style-name="P3">    <text:span text:style-name="T18">grunt</text:span><text:span text:style-name="T8">.</text:span><text:span text:style-name="T44">registerTask</text:span><text:span text:style-name="T8">(</text:span><text:span text:style-name="T26">'olaGrunt'</text:span><text:span text:style-name="T8">, </text:span><text:span text:style-name="T38">function</text:span><text:span text:style-name="T8">() {</text:span></text:p>
      <text:p text:style-name="P3">        <text:span text:style-name="T18">console</text:span><text:span text:style-name="T8">.</text:span><text:span text:style-name="T44">log</text:span><text:span text:style-name="T8">(</text:span><text:span text:style-name="T26">'Olá Grunt'</text:span><text:span text:style-name="T8">);</text:span></text:p>
      <text:p text:style-name="P3">    <text:span text:style-name="T8">})</text:span></text:p>
      <text:p text:style-name="P5">}</text:p>
      <text:p text:style-name="P39"/>
      <text:p text:style-name="P37">» <text:span text:style-name="T50">npm run grunt</text:span></text:p>
      <text:p text:style-name="P42">» Warning: Task "default" not found. Use --force to continue. <text:s/>» <text:span text:style-name="T51">não deu certo pois quando executamos npm run grunt, ele vai procurar por essa tarefa default e ainda não criamos ela</text:span></text:p>
      <text:p text:style-name="P105"/>
      <text:p text:style-name="P43"><text:span text:style-name="T51">» </text:span><text:span text:style-name="T53">» npm run grunt olaGrunt </text:span><text:span text:style-name="T54">(executa somente a tarefa olaGrunt)</text:span></text:p>
      <text:p text:style-name="P105">---------</text:p>
      <text:p text:style-name="P105"/>
      <text:p text:style-name="P44">E se tivermos uma tarefa um pouco mais demorada, com compilação de arquivos sass ou less, minificação de imagens etc.. <text:s/>» 2 min</text:p>
      <text:p text:style-name="P44"/>
      <text:p text:style-name="P9"><text:span text:style-name="T16">grunt</text:span>.<text:span text:style-name="T42">registerTask</text:span>(<text:span text:style-name="T24">'olaGrunt'</text:span>, <text:span text:style-name="T37">function</text:span>() {</text:p>
      <text:p text:style-name="P3">        <text:span text:style-name="T44">setTimeout</text:span><text:span text:style-name="T8">(</text:span><text:span text:style-name="T38">function</text:span><text:span text:style-name="T8">() {</text:span></text:p>
      <text:p text:style-name="P3">            <text:span text:style-name="T18">console</text:span><text:span text:style-name="T8">.</text:span><text:span text:style-name="T44">log</text:span><text:span text:style-name="T8">(</text:span><text:span text:style-name="T26">'Olá Grunt'</text:span><text:span text:style-name="T8">);</text:span></text:p>
      <text:p text:style-name="P3">        <text:span text:style-name="T8">}, </text:span><text:span text:style-name="T60">3000</text:span><text:span text:style-name="T8">)</text:span></text:p>
      <text:p text:style-name="P3">    <text:span text:style-name="T8">})</text:span></text:p>
      <text:p text:style-name="P44"/>
      <text:p text:style-name="P44"/>
      <text:p text:style-name="P44">npm run grunt olaGrunt » <text:span text:style-name="T52">foi executado rápido, mas nosso console.log não está aqui, isso porque o grunt não aguardou o nosso setTimeout…</text:span></text:p>
      <text:p text:style-name="P106"/>
      <text:p text:style-name="P9"><text:span text:style-name="T20">grunt</text:span><text:span text:style-name="T61">.</text:span><text:span text:style-name="T46">registerTask</text:span><text:span text:style-name="T61">(</text:span><text:span text:style-name="T28">'olaGrunt'</text:span><text:span text:style-name="T61">, </text:span><text:span text:style-name="T40">function</text:span><text:span text:style-name="T61">() {</text:span></text:p>
      <text:p text:style-name="P3">        <text:span text:style-name="T38">const</text:span><text:span text:style-name="T8"> </text:span><text:span text:style-name="T62">done</text:span><text:span text:style-name="T8"> </text:span><text:span text:style-name="T34">=</text:span><text:span text:style-name="T8"> </text:span><text:span text:style-name="T38">this</text:span><text:span text:style-name="T8">.</text:span><text:span text:style-name="T44">async</text:span><text:span text:style-name="T8">();</text:span></text:p>
      <text:p text:style-name="P3">        <text:span text:style-name="T44">setTimeout</text:span><text:span text:style-name="T8">(</text:span><text:span text:style-name="T38">function</text:span><text:span text:style-name="T8">() {</text:span></text:p>
      <text:p text:style-name="P3">            <text:span text:style-name="T18">console</text:span><text:span text:style-name="T8">.</text:span><text:span text:style-name="T44">log</text:span><text:span text:style-name="T8">(</text:span><text:span text:style-name="T26">'Olá Grunt'</text:span><text:span text:style-name="T8">);</text:span></text:p>
      <text:p text:style-name="P3">            <text:span text:style-name="T44">done</text:span><text:span text:style-name="T8">();</text:span></text:p>
      <text:p text:style-name="P3">        <text:span text:style-name="T8">}, </text:span><text:span text:style-name="T60">3000</text:span><text:span text:style-name="T8">)</text:span></text:p>
      <text:p text:style-name="P3">    <text:span text:style-name="T8">})</text:span></text:p>
      <text:p text:style-name="P106"/>
      <text:p text:style-name="P106"/>
      <text:p text:style-name="P46">&gt; npm run grunt olaGrunt</text:p>
      <text:p text:style-name="P44">&gt; Olá Grunt</text:p>
      <text:p text:style-name="P45">=========================</text:p>
      <text:p text:style-name="P45">Então agora vamos criar a tarefa default que é a tarefa padrão que será executada quando executarmos npm run grunt – 4min</text:p>
      <text:p text:style-name="P45"/>
      <text:p text:style-name="P21"><text:span text:style-name="T32">module</text:span><text:span text:style-name="T63">.</text:span><text:span text:style-name="T32">exports</text:span><text:span text:style-name="T63"> </text:span><text:span text:style-name="T36">=</text:span><text:span text:style-name="T63"> </text:span><text:span text:style-name="T41">function</text:span><text:span text:style-name="T63">(</text:span><text:span text:style-name="T21">grunt</text:span><text:span text:style-name="T63">) {</text:span></text:p>
      <text:p text:style-name="P3">    <text:span text:style-name="T18">grunt</text:span><text:span text:style-name="T8">.</text:span><text:span text:style-name="T44">initConfig</text:span><text:span text:style-name="T8">({</text:span></text:p>
      <text:p text:style-name="P3">        <text:span text:style-name="T18">pkg:</text:span><text:span text:style-name="T8"> </text:span><text:span text:style-name="T18">grunt</text:span><text:span text:style-name="T8">.</text:span><text:span text:style-name="T18">file</text:span><text:span text:style-name="T8">.</text:span><text:span text:style-name="T44">readJSON</text:span><text:span text:style-name="T8">(</text:span><text:span text:style-name="T26">'package.json'</text:span><text:span text:style-name="T8">),</text:span></text:p>
      <text:p text:style-name="P3">    <text:span text:style-name="T8">})</text:span></text:p>
      <text:p text:style-name="P41"/>
      <text:p text:style-name="P3"><text:soft-page-break/>    <text:span text:style-name="T18">grunt</text:span><text:span text:style-name="T8">.</text:span><text:span text:style-name="T44">registerTask</text:span><text:span text:style-name="T8">(</text:span><text:span text:style-name="T26">'olaGrunt'</text:span><text:span text:style-name="T8">, </text:span><text:span text:style-name="T38">function</text:span><text:span text:style-name="T8">() {</text:span></text:p>
      <text:p text:style-name="P3">        <text:span text:style-name="T38">const</text:span><text:span text:style-name="T8"> </text:span><text:span text:style-name="T62">done</text:span><text:span text:style-name="T8"> </text:span><text:span text:style-name="T34">=</text:span><text:span text:style-name="T8"> </text:span><text:span text:style-name="T38">this</text:span><text:span text:style-name="T8">.</text:span><text:span text:style-name="T44">async</text:span><text:span text:style-name="T8">();</text:span></text:p>
      <text:p text:style-name="P3">        <text:span text:style-name="T44">setTimeout</text:span><text:span text:style-name="T8">(</text:span><text:span text:style-name="T38">function</text:span><text:span text:style-name="T8">() {</text:span></text:p>
      <text:p text:style-name="P3">            <text:span text:style-name="T18">console</text:span><text:span text:style-name="T8">.</text:span><text:span text:style-name="T44">log</text:span><text:span text:style-name="T8">(</text:span><text:span text:style-name="T26">'Olá Grunt'</text:span><text:span text:style-name="T8">);</text:span></text:p>
      <text:p text:style-name="P3">            <text:span text:style-name="T44">done</text:span><text:span text:style-name="T8">();</text:span></text:p>
      <text:p text:style-name="P3">        <text:span text:style-name="T8">}, </text:span><text:span text:style-name="T60">3000</text:span><text:span text:style-name="T8">)</text:span></text:p>
      <text:p text:style-name="P3">    <text:span text:style-name="T8">})</text:span></text:p>
      <text:p text:style-name="P41"/>
      <text:p text:style-name="P3">    <text:span text:style-name="T18">grunt</text:span><text:span text:style-name="T8">.</text:span><text:span text:style-name="T44">registerTask</text:span><text:span text:style-name="T8">(</text:span><text:span text:style-name="T26">'default'</text:span><text:span text:style-name="T8">, [</text:span><text:span text:style-name="T26">'olaGrunt'</text:span><text:span text:style-name="T8">]);</text:span></text:p>
      <text:p text:style-name="P5">}</text:p>
      <text:p text:style-name="P45"/>
      <text:p text:style-name="P47">»npm run grunt <text:s/></text:p>
      <text:p text:style-name="P47">»Olá Grunt</text:p>
      <text:p text:style-name="P47"/>
      <text:p text:style-name="P47"/>
      <text:p text:style-name="P40"/>
      <text:p text:style-name="P74"><text:span text:style-name="T64">3 - </text:span>Use Grunt para compilar LESS</text:p>
      <text:p text:style-name="P73"/>
      <text:p text:style-name="P47">» <text:span text:style-name="T65">instalação do plugin do LESS</text:span></text:p>
      <text:p text:style-name="P49">plugin esse que foi desenvolvido <text:span text:style-name="T66">para se trabalhar com o LESS dentro do grunt</text:span></text:p>
      <text:p text:style-name="P49"/>
      <text:p text:style-name="P49">&gt; npm install --save-dev grunt-contrib-less</text:p>
      <text:p text:style-name="P49"/>
      <text:p text:style-name="P10"><text:span text:style-name="T16">grunt</text:span>.<text:span text:style-name="T42">loadNpmTasks</text:span>(<text:span text:style-name="T24">'grunt-contrib-less'</text:span>);</text:p>
      <text:p text:style-name="P49"/>
      <text:p text:style-name="P49">» <text:span text:style-name="T67">configurando o plugin:</text:span></text:p>
      <text:p text:style-name="P29">   <text:span text:style-name="T17">grunt</text:span><text:span text:style-name="T7">.</text:span><text:span text:style-name="T43">initConfig</text:span><text:span text:style-name="T7">({</text:span></text:p>
      <text:p text:style-name="P3">        <text:span text:style-name="T18">pkg:</text:span><text:span text:style-name="T8"> </text:span><text:span text:style-name="T18">grunt</text:span><text:span text:style-name="T8">.</text:span><text:span text:style-name="T18">file</text:span><text:span text:style-name="T8">.</text:span><text:span text:style-name="T44">readJSON</text:span><text:span text:style-name="T8">(</text:span><text:span text:style-name="T26">'package.json'</text:span><text:span text:style-name="T8">),</text:span></text:p>
      <text:p text:style-name="P3">        <text:span text:style-name="T18">less:</text:span><text:span text:style-name="T8"> {</text:span></text:p>
      <text:p text:style-name="P3">            <text:span text:style-name="T18">development:</text:span><text:span text:style-name="T8"> {</text:span></text:p>
      <text:p text:style-name="P3">                <text:span text:style-name="T18">files:</text:span><text:span text:style-name="T8"> {</text:span></text:p>
      <text:p text:style-name="P3">                    <text:span text:style-name="T26">'main.css'</text:span><text:span text:style-name="T18">:</text:span><text:span text:style-name="T8"> </text:span><text:span text:style-name="T26">'main.less'</text:span></text:p>
      <text:p text:style-name="P3">                <text:span text:style-name="T8">}</text:span></text:p>
      <text:p text:style-name="P3">            <text:span text:style-name="T8">}</text:span></text:p>
      <text:p text:style-name="P3">        <text:span text:style-name="T8">}</text:span></text:p>
      <text:p text:style-name="P3">    <text:span text:style-name="T8">})</text:span></text:p>
      <text:p text:style-name="P49"/>
      <text:p text:style-name="P49"/>
      <text:p text:style-name="P50">(em files temos o arquivo final - .css - e o arquivo de origem - <text:s/>.less)</text:p>
      <text:p text:style-name="P51">e onde registramos a tarefa default agora podemos passar o less ao invés de olaGrunt, que já executará nossa tarefa</text:p>
      <text:p text:style-name="P51"/>
      <text:p text:style-name="P51"/>
      <text:p text:style-name="P3">    <text:span text:style-name="T18">grunt</text:span><text:span text:style-name="T8">.</text:span><text:span text:style-name="T44">registerTask</text:span><text:span text:style-name="T8">(</text:span><text:span text:style-name="T26">'default'</text:span><text:span text:style-name="T8">, [</text:span><text:span text:style-name="T26">'lesst'</text:span><text:span text:style-name="T8">]);</text:span></text:p>
      <text:p text:style-name="P52">==============</text:p>
      <text:p text:style-name="P52"/>
      <text:p text:style-name="P52">criando o main.less – 3min</text:p>
      <text:p text:style-name="P53">(testando – ver vídeo)</text:p>
      <text:p text:style-name="P53"/>
      <text:p text:style-name="P53">»<text:span text:style-name="T68">porque development? - 3min</text:span></text:p>
      <text:p text:style-name="P54">porque podemos estar criando configurações diferentes a partir do ambiente onde o grunt é executado » estamos numa máquina local no nosso computador, portanto, o ambiente padrão é o develop</text:p>
      <text:p text:style-name="P54">E podemos criar outra configuração para o ambiente de produção, <text:span text:style-name="T69">que é o ambiente final onde nosso site estará rodando</text:span></text:p>
      <text:p text:style-name="P54"/>
      <text:p text:style-name="P107">ex » vercel é um ambiente de produção » é considerado produção somente quando o usuário final vai acessar o site</text:p>
      <text:p text:style-name="P107"/>
      <text:p text:style-name="P11"><text:span text:style-name="T31">module</text:span>.<text:span text:style-name="T31">exports</text:span> <text:span text:style-name="T33">=</text:span> <text:span text:style-name="T37">function</text:span>(<text:span text:style-name="T16">grunt</text:span>) {</text:p>
      <text:p text:style-name="P3">    <text:span text:style-name="T18">grunt</text:span><text:span text:style-name="T8">.</text:span><text:span text:style-name="T44">initConfig</text:span><text:span text:style-name="T8">({</text:span></text:p>
      <text:p text:style-name="P3">        <text:span text:style-name="T18">pkg:</text:span><text:span text:style-name="T8"> </text:span><text:span text:style-name="T18">grunt</text:span><text:span text:style-name="T8">.</text:span><text:span text:style-name="T18">file</text:span><text:span text:style-name="T8">.</text:span><text:span text:style-name="T44">readJSON</text:span><text:span text:style-name="T8">(</text:span><text:span text:style-name="T26">'package.json'</text:span><text:span text:style-name="T8">),</text:span></text:p>
      <text:p text:style-name="P3">        <text:span text:style-name="T18">less:</text:span><text:span text:style-name="T8"> {</text:span></text:p>
      <text:p text:style-name="P3">            <text:span text:style-name="T18">development:</text:span><text:span text:style-name="T8"> {</text:span></text:p>
      <text:p text:style-name="P3">                <text:span text:style-name="T18">files:</text:span><text:span text:style-name="T8"> {</text:span></text:p>
      <text:p text:style-name="P3">                    <text:span text:style-name="T26">'main.css'</text:span><text:span text:style-name="T18">:</text:span><text:span text:style-name="T8"> </text:span><text:span text:style-name="T26">'main.less'</text:span></text:p>
      <text:p text:style-name="P3">                <text:span text:style-name="T8">}</text:span></text:p>
      <text:p text:style-name="P3">            <text:span text:style-name="T8">},</text:span></text:p>
      <text:p text:style-name="P3"><text:soft-page-break/>            <text:span text:style-name="T18">production:</text:span><text:span text:style-name="T8"> {</text:span></text:p>
      <text:p text:style-name="P3">                <text:span text:style-name="T18">options:</text:span><text:span text:style-name="T8"> {</text:span></text:p>
      <text:p text:style-name="P3">                    <text:span text:style-name="T18">compress:</text:span><text:span text:style-name="T8"> </text:span><text:span text:style-name="T38">true</text:span><text:span text:style-name="T8">,</text:span></text:p>
      <text:p text:style-name="P3">                <text:span text:style-name="T8">},</text:span></text:p>
      <text:p text:style-name="P3">                <text:span text:style-name="T18">files:</text:span><text:span text:style-name="T8"> {</text:span></text:p>
      <text:p text:style-name="P3">                    <text:span text:style-name="T26">'main.min.css'</text:span><text:span text:style-name="T18">:</text:span><text:span text:style-name="T8"> </text:span><text:span text:style-name="T26">'main.less'</text:span></text:p>
      <text:p text:style-name="P3">                <text:span text:style-name="T8">}</text:span></text:p>
      <text:p text:style-name="P3">            <text:span text:style-name="T8">},</text:span></text:p>
      <text:p text:style-name="P3">        <text:span text:style-name="T8">}</text:span></text:p>
      <text:p text:style-name="P3">    <text:span text:style-name="T8">})</text:span></text:p>
      <text:p text:style-name="P107"/>
      <text:p text:style-name="P107"/>
      <text:p text:style-name="P108">npm run grunt <text:s text:c="3"/>- 5min</text:p>
      <text:p text:style-name="P109">==========================</text:p>
      <text:p text:style-name="P109"/>
      <text:p text:style-name="P110">Utilizar o grunt para compilar o sass – <text:span text:style-name="T70">5min</text:span></text:p>
      <text:p text:style-name="P110"/>
      <text:p text:style-name="P55">npm install --save-dev grunt-contrib-sass</text:p>
      <text:p text:style-name="P51"/>
      <text:p text:style-name="P30"><text:span text:style-name="T17">grunt</text:span><text:span text:style-name="T7">.</text:span><text:span text:style-name="T43">loadNpmTasks</text:span><text:span text:style-name="T7">(</text:span><text:span text:style-name="T25">'grunt-contrib-sass'</text:span><text:span text:style-name="T7">); <text:s/></text:span><text:span text:style-name="T55">» </text:span><text:span text:style-name="T56">carregamento do plugin que instalamos</text:span></text:p>
      <text:p text:style-name="P56"/>
      <text:p text:style-name="P57">logo após o bloco do less, vamos criar uma configuração para o sass:</text:p>
      <text:p text:style-name="P57"/>
      <text:p text:style-name="P24"><text:span text:style-name="T16">sass:</text:span> {</text:p>
      <text:p text:style-name="P34">            <text:span text:style-name="T19">dist:</text:span><text:span text:style-name="T13"> {</text:span></text:p>
      <text:p text:style-name="P34">                <text:span text:style-name="T19">files:</text:span><text:span text:style-name="T13"> {</text:span></text:p>
      <text:p text:style-name="P34">                    <text:span text:style-name="T27">'main2.css'</text:span><text:span text:style-name="T19">:</text:span><text:span text:style-name="T13"> </text:span><text:span text:style-name="T27">'main.scss'</text:span></text:p>
      <text:p text:style-name="P34">                <text:span text:style-name="T13">}</text:span></text:p>
      <text:p text:style-name="P34">            <text:span text:style-name="T13">}</text:span></text:p>
      <text:p text:style-name="P34">        <text:span text:style-name="T13">}</text:span></text:p>
      <text:p text:style-name="P57"/>
      <text:p text:style-name="P31"><text:span text:style-name="T57">ver mais </text:span><text:span text:style-name="T55">7 min…</text:span></text:p>
      <text:p text:style-name="P58">-------</text:p>
      <text:p text:style-name="P58"/>
      <text:p text:style-name="P59">configurando o o sass no grunt para que o arquivo final css também saia minificado – 8min</text:p>
      <text:p text:style-name="P59">-------------</text:p>
      <text:p text:style-name="P59"/>
      <text:p text:style-name="P72"/>
      <text:p text:style-name="P22"><text:span text:style-name="T31">module</text:span>.<text:span text:style-name="T31">exports</text:span> <text:span text:style-name="T33">=</text:span> <text:span text:style-name="T37">function</text:span>(<text:span text:style-name="T16">grunt</text:span>) {</text:p>
      <text:p text:style-name="P3">    <text:span text:style-name="T18">grunt</text:span><text:span text:style-name="T8">.</text:span><text:span text:style-name="T44">initConfig</text:span><text:span text:style-name="T8">({</text:span></text:p>
      <text:p text:style-name="P3">        <text:span text:style-name="T18">pkg:</text:span><text:span text:style-name="T8"> </text:span><text:span text:style-name="T18">grunt</text:span><text:span text:style-name="T8">.</text:span><text:span text:style-name="T18">file</text:span><text:span text:style-name="T8">.</text:span><text:span text:style-name="T44">readJSON</text:span><text:span text:style-name="T8">(</text:span><text:span text:style-name="T26">'package.json'</text:span><text:span text:style-name="T8">),</text:span></text:p>
      <text:p text:style-name="P3">        <text:span text:style-name="T18">less:</text:span><text:span text:style-name="T8"> {</text:span></text:p>
      <text:p text:style-name="P3">            <text:span text:style-name="T18">development:</text:span><text:span text:style-name="T8"> {</text:span></text:p>
      <text:p text:style-name="P3">                <text:span text:style-name="T18">files:</text:span><text:span text:style-name="T8"> {</text:span></text:p>
      <text:p text:style-name="P3">                    <text:span text:style-name="T26">'main.css'</text:span><text:span text:style-name="T18">:</text:span><text:span text:style-name="T8"> </text:span><text:span text:style-name="T26">'main.less'</text:span></text:p>
      <text:p text:style-name="P3">                <text:span text:style-name="T8">}</text:span></text:p>
      <text:p text:style-name="P3">            <text:span text:style-name="T8">},</text:span></text:p>
      <text:p text:style-name="P3">            <text:span text:style-name="T18">production:</text:span><text:span text:style-name="T8"> {</text:span></text:p>
      <text:p text:style-name="P3">                <text:span text:style-name="T18">options:</text:span><text:span text:style-name="T8"> {</text:span></text:p>
      <text:p text:style-name="P3">                    <text:span text:style-name="T18">compress:</text:span><text:span text:style-name="T8"> </text:span><text:span text:style-name="T38">true</text:span><text:span text:style-name="T8">,</text:span></text:p>
      <text:p text:style-name="P3">                <text:span text:style-name="T8">},</text:span></text:p>
      <text:p text:style-name="P3"><text:soft-page-break/>                <text:span text:style-name="T18">files:</text:span><text:span text:style-name="T8"> {</text:span></text:p>
      <text:p text:style-name="P3">                    <text:span text:style-name="T26">'main.min.css'</text:span><text:span text:style-name="T18">:</text:span><text:span text:style-name="T8"> </text:span><text:span text:style-name="T26">'main.less'</text:span></text:p>
      <text:p text:style-name="P3">                <text:span text:style-name="T8">}</text:span></text:p>
      <text:p text:style-name="P3">            <text:span text:style-name="T8">},</text:span></text:p>
      <text:p text:style-name="P3">        <text:span text:style-name="T8">},</text:span></text:p>
      <text:p text:style-name="P3">        <text:span text:style-name="T18">sass:</text:span><text:span text:style-name="T8"> {</text:span></text:p>
      <text:p text:style-name="P3">            <text:span text:style-name="T18">dist:</text:span><text:span text:style-name="T8"> {</text:span></text:p>
      <text:p text:style-name="P3">                <text:span text:style-name="T18">options:</text:span><text:span text:style-name="T8"> {</text:span></text:p>
      <text:p text:style-name="P3">                    <text:span text:style-name="T18">style:</text:span><text:span text:style-name="T8"> </text:span><text:span text:style-name="T26">'compressed'</text:span></text:p>
      <text:p text:style-name="P3">                <text:span text:style-name="T8">},</text:span></text:p>
      <text:p text:style-name="P3">                <text:span text:style-name="T18">files:</text:span><text:span text:style-name="T8"> {</text:span></text:p>
      <text:p text:style-name="P3">                    <text:span text:style-name="T26">'main2.css'</text:span><text:span text:style-name="T18">:</text:span><text:span text:style-name="T8"> </text:span><text:span text:style-name="T26">'main.scss'</text:span></text:p>
      <text:p text:style-name="P3">                <text:span text:style-name="T8">}</text:span></text:p>
      <text:p text:style-name="P3">            <text:span text:style-name="T8">}</text:span></text:p>
      <text:p text:style-name="P3">        <text:span text:style-name="T8">}</text:span></text:p>
      <text:p text:style-name="P3">    <text:span text:style-name="T8">})</text:span></text:p>
      <text:p text:style-name="P41"/>
      <text:p text:style-name="P3">    <text:span text:style-name="T18">grunt</text:span><text:span text:style-name="T8">.</text:span><text:span text:style-name="T44">registerTask</text:span><text:span text:style-name="T8">(</text:span><text:span text:style-name="T26">'olaGrunt'</text:span><text:span text:style-name="T8">, </text:span><text:span text:style-name="T38">function</text:span><text:span text:style-name="T8">() {</text:span></text:p>
      <text:p text:style-name="P3">        <text:span text:style-name="T38">const</text:span><text:span text:style-name="T8"> </text:span><text:span text:style-name="T62">done</text:span><text:span text:style-name="T8"> </text:span><text:span text:style-name="T34">=</text:span><text:span text:style-name="T8"> </text:span><text:span text:style-name="T38">this</text:span><text:span text:style-name="T8">.</text:span><text:span text:style-name="T44">async</text:span><text:span text:style-name="T8">();</text:span></text:p>
      <text:p text:style-name="P3">        <text:span text:style-name="T44">setTimeout</text:span><text:span text:style-name="T8">(</text:span><text:span text:style-name="T38">function</text:span><text:span text:style-name="T8">() {</text:span></text:p>
      <text:p text:style-name="P3">            <text:span text:style-name="T18">console</text:span><text:span text:style-name="T8">.</text:span><text:span text:style-name="T44">log</text:span><text:span text:style-name="T8">(</text:span><text:span text:style-name="T26">'Olá Grunt'</text:span><text:span text:style-name="T8">);</text:span></text:p>
      <text:p text:style-name="P3">            <text:span text:style-name="T44">done</text:span><text:span text:style-name="T8">();</text:span></text:p>
      <text:p text:style-name="P3">        <text:span text:style-name="T8">}, </text:span><text:span text:style-name="T60">3000</text:span><text:span text:style-name="T8">)</text:span></text:p>
      <text:p text:style-name="P3">    <text:span text:style-name="T8">})</text:span></text:p>
      <text:p text:style-name="P41"/>
      <text:p text:style-name="P3">    <text:span text:style-name="T18">grunt</text:span><text:span text:style-name="T8">.</text:span><text:span text:style-name="T44">loadNpmTasks</text:span><text:span text:style-name="T8">(</text:span><text:span text:style-name="T26">'grunt-contrib-less'</text:span><text:span text:style-name="T8">);</text:span></text:p>
      <text:p text:style-name="P3">    <text:span text:style-name="T18">grunt</text:span><text:span text:style-name="T8">.</text:span><text:span text:style-name="T44">loadNpmTasks</text:span><text:span text:style-name="T8">(</text:span><text:span text:style-name="T26">'grunt-contrib-sass'</text:span><text:span text:style-name="T8">);</text:span></text:p>
      <text:p text:style-name="P41"/>
      <text:p text:style-name="P3">    <text:span text:style-name="T18">grunt</text:span><text:span text:style-name="T8">.</text:span><text:span text:style-name="T44">registerTask</text:span><text:span text:style-name="T8">(</text:span><text:span text:style-name="T26">'default'</text:span><text:span text:style-name="T8">, [</text:span><text:span text:style-name="T26">'less'</text:span><text:span text:style-name="T8">, </text:span><text:span text:style-name="T26">'sass'</text:span><text:span text:style-name="T8">]);</text:span></text:p>
      <text:p text:style-name="P5">}</text:p>
      <text:p text:style-name="P5"/>
      <text:p text:style-name="P5"/>
      <text:p text:style-name="P75"><text:span text:style-name="T71">4</text:span><text:span text:style-name="T64"> - Execute tarefas de forma paralela</text:span></text:p>
      <text:p text:style-name="P59"/>
      <text:p text:style-name="P60">até agora vimos a execução de tarefas do grunt de uma forma serial</text:p>
      <text:p text:style-name="P60">ele vai executar a tarefa less e depois que terminar, executa a tarefa sass</text:p>
      <text:p text:style-name="P32"><text:span text:style-name="T55">e isso pode causar uma lentidão no nosso processo...</text:span><text:span text:style-name="T58">(ver teste – 1min)</text:span></text:p>
      <text:p text:style-name="P61"/>
      <text:p text:style-name="P32"><text:span text:style-name="T58">»</text:span><text:span text:style-name="T59">então para execução de tarefas de forma paralela, instalaremos um plugin</text:span></text:p>
      <text:p text:style-name="P62">npm install --save-dev grunt-concurrent</text:p>
      <text:p text:style-name="P62">---</text:p>
      <text:p text:style-name="P62"/>
      <text:p text:style-name="P33"><text:span text:style-name="T59">c</text:span><text:span text:style-name="T55">omo é um plugin do npm, temos que adicionar…</text:span></text:p>
      <text:p text:style-name="P23"><text:span text:style-name="T16">grunt</text:span>.<text:span text:style-name="T42">loadNpmTasks</text:span>(<text:span text:style-name="T24">'grunt-concurrent'</text:span>);</text:p>
      <text:p text:style-name="P63"/>
      <text:p text:style-name="P63">e nas configurações do grunt, adicionaremos outra propriedade, <text:span text:style-name="T72">para fazer as configurações desse plugin – 2min</text:span></text:p>
      <text:p text:style-name="P63"/>
      <text:p text:style-name="P12"><text:span text:style-name="T16">concurrent:</text:span> {</text:p>
      <text:p text:style-name="P3">            <text:span text:style-name="T18">target:</text:span><text:span text:style-name="T8"> [</text:span><text:span text:style-name="T26">'olaGrunt'</text:span><text:span text:style-name="T8">, </text:span><text:span text:style-name="T26">'less'</text:span><text:span text:style-name="T8">, </text:span><text:span text:style-name="T26">'sass'</text:span><text:span text:style-name="T8">]</text:span></text:p>
      <text:p text:style-name="P3">        <text:span text:style-name="T8">}</text:span></text:p>
      <text:p text:style-name="P63"/>
      <text:p text:style-name="P64">(o target recebe um ARRAY, onde constará o nome das tarefas a ser executadas)</text:p>
      <text:p text:style-name="P65">e no default, vamos trocar as tarefas que estavam programadas e vamos executar o concurrent </text:p>
      <text:p text:style-name="P65"/>
      <text:p text:style-name="P13"><text:span text:style-name="T16">grunt</text:span>.<text:span text:style-name="T42">registerTask</text:span>(<text:span text:style-name="T24">'default'</text:span>, [<text:span text:style-name="T24">'concurrent'</text:span>]);</text:p>
      <text:p text:style-name="P66"/>
      <text:p text:style-name="P66">» agora sim, vimos que as tarefas estão sendo executadas ao mesmo tempo</text:p>
      <text:p text:style-name="P66">---------</text:p>
      <text:p text:style-name="P66"/>
      <text:p text:style-name="P66">mais um teste – 3min</text:p>
      <text:p text:style-name="P66">-----------</text:p>
      <text:p text:style-name="P66"/>
      <text:p text:style-name="P67">código final até aqui..</text:p>
      <text:p text:style-name="P14"><text:span text:style-name="T31">module</text:span>.<text:span text:style-name="T31">exports</text:span> <text:span text:style-name="T33">=</text:span> <text:span text:style-name="T37">function</text:span>(<text:span text:style-name="T16">grunt</text:span>) {</text:p>
      <text:p text:style-name="P3">    <text:span text:style-name="T18">grunt</text:span><text:span text:style-name="T8">.</text:span><text:span text:style-name="T44">initConfig</text:span><text:span text:style-name="T8">({</text:span></text:p>
      <text:p text:style-name="P3">        <text:span text:style-name="T18">pkg:</text:span><text:span text:style-name="T8"> </text:span><text:span text:style-name="T18">grunt</text:span><text:span text:style-name="T8">.</text:span><text:span text:style-name="T18">file</text:span><text:span text:style-name="T8">.</text:span><text:span text:style-name="T44">readJSON</text:span><text:span text:style-name="T8">(</text:span><text:span text:style-name="T26">'package.json'</text:span><text:span text:style-name="T8">),</text:span></text:p>
      <text:p text:style-name="P3">        <text:span text:style-name="T18">less:</text:span><text:span text:style-name="T8"> {</text:span></text:p>
      <text:p text:style-name="P3">            <text:span text:style-name="T18">development:</text:span><text:span text:style-name="T8"> {</text:span></text:p>
      <text:p text:style-name="P3">                <text:span text:style-name="T18">files:</text:span><text:span text:style-name="T8"> {</text:span></text:p>
      <text:p text:style-name="P3">                    <text:span text:style-name="T26">'main.css'</text:span><text:span text:style-name="T18">:</text:span><text:span text:style-name="T8"> </text:span><text:span text:style-name="T26">'main.less'</text:span></text:p>
      <text:p text:style-name="P3">                <text:span text:style-name="T8">}</text:span></text:p>
      <text:p text:style-name="P3">            <text:span text:style-name="T8">},</text:span></text:p>
      <text:p text:style-name="P3">            <text:span text:style-name="T18">production:</text:span><text:span text:style-name="T8"> {</text:span></text:p>
      <text:p text:style-name="P3">                <text:span text:style-name="T18">options:</text:span><text:span text:style-name="T8"> {</text:span></text:p>
      <text:p text:style-name="P3">                    <text:span text:style-name="T18">compress:</text:span><text:span text:style-name="T8"> </text:span><text:span text:style-name="T38">true</text:span><text:span text:style-name="T8">,</text:span></text:p>
      <text:p text:style-name="P3">                <text:span text:style-name="T8">},</text:span></text:p>
      <text:p text:style-name="P3">                <text:span text:style-name="T18">files:</text:span><text:span text:style-name="T8"> {</text:span></text:p>
      <text:p text:style-name="P3">                    <text:span text:style-name="T26">'main.min.css'</text:span><text:span text:style-name="T18">:</text:span><text:span text:style-name="T8"> </text:span><text:span text:style-name="T26">'main.less'</text:span></text:p>
      <text:p text:style-name="P3">                <text:span text:style-name="T8">}</text:span></text:p>
      <text:p text:style-name="P3">            <text:span text:style-name="T8">},</text:span></text:p>
      <text:p text:style-name="P3">        <text:span text:style-name="T8">},</text:span></text:p>
      <text:p text:style-name="P3">        <text:span text:style-name="T18">sass:</text:span><text:span text:style-name="T8"> {</text:span></text:p>
      <text:p text:style-name="P3">            <text:span text:style-name="T18">dist:</text:span><text:span text:style-name="T8"> {</text:span></text:p>
      <text:p text:style-name="P3"><text:soft-page-break/>                <text:span text:style-name="T18">options:</text:span><text:span text:style-name="T8"> {</text:span></text:p>
      <text:p text:style-name="P3">                    <text:span text:style-name="T18">style:</text:span><text:span text:style-name="T8"> </text:span><text:span text:style-name="T26">'compressed'</text:span></text:p>
      <text:p text:style-name="P3">                <text:span text:style-name="T8">},</text:span></text:p>
      <text:p text:style-name="P3">                <text:span text:style-name="T18">files:</text:span><text:span text:style-name="T8"> {</text:span></text:p>
      <text:p text:style-name="P3">                    <text:span text:style-name="T26">'main2.css'</text:span><text:span text:style-name="T18">:</text:span><text:span text:style-name="T8"> </text:span><text:span text:style-name="T26">'main.scss'</text:span></text:p>
      <text:p text:style-name="P3">                <text:span text:style-name="T8">}</text:span></text:p>
      <text:p text:style-name="P3">            <text:span text:style-name="T8">}</text:span></text:p>
      <text:p text:style-name="P3">        <text:span text:style-name="T8">},</text:span></text:p>
      <text:p text:style-name="P3">        <text:span text:style-name="T18">concurrent:</text:span><text:span text:style-name="T8"> {</text:span></text:p>
      <text:p text:style-name="P3">            <text:span text:style-name="T18">target:</text:span><text:span text:style-name="T8"> [</text:span><text:span text:style-name="T26">'olaGrunt'</text:span><text:span text:style-name="T8">, </text:span><text:span text:style-name="T26">'less'</text:span><text:span text:style-name="T8">, </text:span><text:span text:style-name="T26">'sass'</text:span><text:span text:style-name="T8">, </text:span><text:span text:style-name="T26">'tarefaDemorada'</text:span><text:span text:style-name="T8">]</text:span></text:p>
      <text:p text:style-name="P3">        <text:span text:style-name="T8">}</text:span></text:p>
      <text:p text:style-name="P3">    <text:span text:style-name="T8">})</text:span></text:p>
      <text:p text:style-name="P41"/>
      <text:p text:style-name="P3">    <text:span text:style-name="T18">grunt</text:span><text:span text:style-name="T8">.</text:span><text:span text:style-name="T44">registerTask</text:span><text:span text:style-name="T8">(</text:span><text:span text:style-name="T26">'olaGrunt'</text:span><text:span text:style-name="T8">, </text:span><text:span text:style-name="T38">function</text:span><text:span text:style-name="T8">() {</text:span></text:p>
      <text:p text:style-name="P3">        <text:span text:style-name="T38">const</text:span><text:span text:style-name="T8"> </text:span><text:span text:style-name="T62">done</text:span><text:span text:style-name="T8"> </text:span><text:span text:style-name="T34">=</text:span><text:span text:style-name="T8"> </text:span><text:span text:style-name="T38">this</text:span><text:span text:style-name="T8">.</text:span><text:span text:style-name="T44">async</text:span><text:span text:style-name="T8">();</text:span></text:p>
      <text:p text:style-name="P3">        <text:span text:style-name="T44">setTimeout</text:span><text:span text:style-name="T8">(</text:span><text:span text:style-name="T38">function</text:span><text:span text:style-name="T8">() {</text:span></text:p>
      <text:p text:style-name="P3">            <text:span text:style-name="T18">console</text:span><text:span text:style-name="T8">.</text:span><text:span text:style-name="T44">log</text:span><text:span text:style-name="T8">(</text:span><text:span text:style-name="T26">'Olá Grunt'</text:span><text:span text:style-name="T8">);</text:span></text:p>
      <text:p text:style-name="P3">            <text:span text:style-name="T44">done</text:span><text:span text:style-name="T8">();</text:span></text:p>
      <text:p text:style-name="P3">        <text:span text:style-name="T8">}, </text:span><text:span text:style-name="T60">3000</text:span><text:span text:style-name="T8">)</text:span></text:p>
      <text:p text:style-name="P3">    <text:span text:style-name="T8">})</text:span></text:p>
      <text:p text:style-name="P41"/>
      <text:p text:style-name="P3">    <text:span text:style-name="T18">grunt</text:span><text:span text:style-name="T8">.</text:span><text:span text:style-name="T44">registerTask</text:span><text:span text:style-name="T8">(</text:span><text:span text:style-name="T26">'tarefaDemorada'</text:span><text:span text:style-name="T8">, </text:span><text:span text:style-name="T38">function</text:span><text:span text:style-name="T8">() {</text:span></text:p>
      <text:p text:style-name="P3">        <text:span text:style-name="T38">const</text:span><text:span text:style-name="T8"> </text:span><text:span text:style-name="T62">done</text:span><text:span text:style-name="T8"> </text:span><text:span text:style-name="T34">=</text:span><text:span text:style-name="T8"> </text:span><text:span text:style-name="T38">this</text:span><text:span text:style-name="T8">.</text:span><text:span text:style-name="T44">async</text:span><text:span text:style-name="T8">();</text:span></text:p>
      <text:p text:style-name="P3">        <text:span text:style-name="T44">setTimeout</text:span><text:span text:style-name="T8">(</text:span><text:span text:style-name="T38">function</text:span><text:span text:style-name="T8">() {</text:span></text:p>
      <text:p text:style-name="P3">            <text:span text:style-name="T18">console</text:span><text:span text:style-name="T8">.</text:span><text:span text:style-name="T44">log</text:span><text:span text:style-name="T8">(</text:span><text:span text:style-name="T26">'Olá Grunt'</text:span><text:span text:style-name="T8">);</text:span></text:p>
      <text:p text:style-name="P3">            <text:span text:style-name="T44">done</text:span><text:span text:style-name="T8">();</text:span></text:p>
      <text:p text:style-name="P3">        <text:span text:style-name="T8">}, </text:span><text:span text:style-name="T60">3000</text:span><text:span text:style-name="T8">)</text:span></text:p>
      <text:p text:style-name="P3">    <text:span text:style-name="T8">})</text:span></text:p>
      <text:p text:style-name="P41"/>
      <text:p text:style-name="P3">    <text:span text:style-name="T18">grunt</text:span><text:span text:style-name="T8">.</text:span><text:span text:style-name="T44">loadNpmTasks</text:span><text:span text:style-name="T8">(</text:span><text:span text:style-name="T26">'grunt-contrib-less'</text:span><text:span text:style-name="T8">);</text:span></text:p>
      <text:p text:style-name="P3">    <text:span text:style-name="T18">grunt</text:span><text:span text:style-name="T8">.</text:span><text:span text:style-name="T44">loadNpmTasks</text:span><text:span text:style-name="T8">(</text:span><text:span text:style-name="T26">'grunt-contrib-sass'</text:span><text:span text:style-name="T8">);</text:span></text:p>
      <text:p text:style-name="P3">    <text:span text:style-name="T18">grunt</text:span><text:span text:style-name="T8">.</text:span><text:span text:style-name="T44">loadNpmTasks</text:span><text:span text:style-name="T8">(</text:span><text:span text:style-name="T26">'grunt-concurrent'</text:span><text:span text:style-name="T8">);</text:span></text:p>
      <text:p text:style-name="P41"/>
      <text:p text:style-name="P3">    <text:span text:style-name="T18">grunt</text:span><text:span text:style-name="T8">.</text:span><text:span text:style-name="T44">registerTask</text:span><text:span text:style-name="T8">(</text:span><text:span text:style-name="T26">'default'</text:span><text:span text:style-name="T8">, [</text:span><text:span text:style-name="T26">'concurrent'</text:span><text:span text:style-name="T8">]);</text:span></text:p>
      <text:p text:style-name="P5">}</text:p>
      <text:p text:style-name="P67"/>
      <text:p text:style-name="P76">Aula 5 – Inicie um projeto com o Grunt</text:p>
      <text:p text:style-name="P77"/>
      <text:p text:style-name="P68">src = source = todo código fonte » é aqui nesta pasta que o programador vai trabalhar <text:span text:style-name="T73">e todo código que escrevermos estará aí</text:span></text:p>
      <text:p text:style-name="P69">scripts = código javascript</text:p>
      <text:p text:style-name="P69">styles = código de estilo</text:p>
      <text:p text:style-name="P69">------</text:p>
      <text:p text:style-name="P69"/>
      <text:p text:style-name="P70">Nesta aula vamos criar um modelo de site sorteador</text:p>
      <text:p text:style-name="P70"/>
      <text:p text:style-name="P70"/>
      <text:p text:style-name="P70">6 min – criado o início do código html e o main.less. Além do gruntfile.js e dos arquivos json já criados anteriormente</text:p>
      <text:p text:style-name="P71">Este é o código no gruntfile que aproveitaremos das aulas anteriores:<text:span text:style-name="T74"/></text:p>
      <text:p text:style-name="P78"/>
      <text:p text:style-name="P25"><text:span text:style-name="T31">module</text:span>.<text:span text:style-name="T31">exports</text:span> <text:span text:style-name="T33">=</text:span> <text:span text:style-name="T37">function</text:span>(<text:span text:style-name="T16">grunt</text:span>) {</text:p>
      <text:p text:style-name="P34">    <text:span text:style-name="T19">grunt</text:span><text:span text:style-name="T13">.</text:span><text:span text:style-name="T45">initConfig</text:span><text:span text:style-name="T13">({</text:span></text:p>
      <text:p text:style-name="P34">        <text:span text:style-name="T19">pkg:</text:span><text:span text:style-name="T13"> </text:span><text:span text:style-name="T19">grunt</text:span><text:span text:style-name="T13">.</text:span><text:span text:style-name="T19">file</text:span><text:span text:style-name="T13">.</text:span><text:span text:style-name="T45">readJSON</text:span><text:span text:style-name="T13">(</text:span><text:span text:style-name="T27">'package.json'</text:span><text:span text:style-name="T13">),</text:span></text:p>
      <text:p text:style-name="P34">        <text:span text:style-name="T19">less:</text:span><text:span text:style-name="T13"> {</text:span></text:p>
      <text:p text:style-name="P34">            <text:span text:style-name="T19">development:</text:span><text:span text:style-name="T13"> {</text:span></text:p>
      <text:p text:style-name="P34">                <text:span text:style-name="T19">files:</text:span><text:span text:style-name="T13"> {</text:span></text:p>
      <text:p text:style-name="P34">                    <text:span text:style-name="T27">'main.css'</text:span><text:span text:style-name="T19">:</text:span><text:span text:style-name="T13"> </text:span><text:span text:style-name="T27">'main.less'</text:span></text:p>
      <text:p text:style-name="P34">                <text:span text:style-name="T13">}</text:span></text:p>
      <text:p text:style-name="P34">            <text:span text:style-name="T13">},</text:span></text:p>
      <text:p text:style-name="P34">            <text:span text:style-name="T19">production:</text:span><text:span text:style-name="T13"> {</text:span></text:p>
      <text:p text:style-name="P34">                <text:span text:style-name="T19">options:</text:span><text:span text:style-name="T13"> {</text:span></text:p>
      <text:p text:style-name="P34">                    <text:span text:style-name="T19">compress:</text:span><text:span text:style-name="T13"> </text:span><text:span text:style-name="T39">true</text:span><text:span text:style-name="T13">,</text:span></text:p>
      <text:p text:style-name="P34">                <text:span text:style-name="T13">},</text:span></text:p>
      <text:p text:style-name="P34">                <text:span text:style-name="T19">files:</text:span><text:span text:style-name="T13"> {</text:span></text:p>
      <text:p text:style-name="P34">                    <text:span text:style-name="T27">'main.min.css'</text:span><text:span text:style-name="T19">:</text:span><text:span text:style-name="T13"> </text:span><text:span text:style-name="T27">'main.less'</text:span></text:p>
      <text:p text:style-name="P34">                <text:span text:style-name="T13">}</text:span></text:p>
      <text:p text:style-name="P34">            <text:span text:style-name="T13">},</text:span></text:p>
      <text:p text:style-name="P34">        <text:span text:style-name="T13">},</text:span></text:p>
      <text:p text:style-name="P34">    <text:span text:style-name="T13">})</text:span></text:p>
      <text:p text:style-name="P125"/>
      <text:p text:style-name="P34">    <text:span text:style-name="T19">grunt</text:span><text:span text:style-name="T13">.</text:span><text:span text:style-name="T45">loadNpmTasks</text:span><text:span text:style-name="T13">(</text:span><text:span text:style-name="T27">'grunt-contrib-less'</text:span><text:span text:style-name="T13">);</text:span></text:p>
      <text:p text:style-name="P125"/>
      <text:p text:style-name="P34">    <text:span text:style-name="T19">grunt</text:span><text:span text:style-name="T13">.</text:span><text:span text:style-name="T45">registerTask</text:span><text:span text:style-name="T13">(</text:span><text:span text:style-name="T27">'default'</text:span><text:span text:style-name="T13">, [</text:span><text:span text:style-name="T27">'concurrent'</text:span><text:span text:style-name="T13">]);</text:span></text:p>
      <text:p text:style-name="P28">}</text:p>
      <text:p text:style-name="P78"/>
      <text:p text:style-name="P111">7min – repare que o LESS divide a compilação em <text:span text:style-name="T75">desenvolvimento e produção</text:span></text:p>
      <text:p text:style-name="P114">vamos executar uma forma onde…</text:p>
      <text:p text:style-name="P114">production » seja executado somente na vercel (pro usuário)</text:p>
      <text:p text:style-name="P114">development » seja executável somente na nossa máquina, ambiente local (pro desenvolvedor)</text:p>
      <text:p text:style-name="P114"/>
      <text:p text:style-name="P112"><text:span text:style-name="T75">vamos criar uma task build – </text:span><text:span text:style-name="T76">ver explicação </text:span><text:span text:style-name="T75">7min</text:span></text:p>
      <text:p text:style-name="P115"/>
      <text:p text:style-name="P15"><text:span text:style-name="T22">grunt</text:span><text:span text:style-name="T75">.</text:span><text:span text:style-name="T47">registerTask</text:span><text:span text:style-name="T75">(</text:span><text:span text:style-name="T29">'default'</text:span><text:span text:style-name="T75">, [</text:span><text:span text:style-name="T29">'less:development'</text:span><text:span text:style-name="T75">]);</text:span></text:p>
      <text:p text:style-name="P3">    <text:span text:style-name="T18">grunt</text:span><text:span text:style-name="T8">.</text:span><text:span text:style-name="T44">registerTask</text:span><text:span text:style-name="T8">(</text:span><text:span text:style-name="T26">'build'</text:span><text:span text:style-name="T8">, [</text:span><text:span text:style-name="T26">'less:production'</text:span><text:span text:style-name="T8">]);</text:span></text:p>
      <text:p text:style-name="P115"/>
      <text:p text:style-name="P113">no package.json:</text:p>
      <text:p text:style-name="P113"/>
      <text:p text:style-name="P16"><text:soft-page-break/><text:span text:style-name="T16">"scripts"</text:span>: {</text:p>
      <text:p text:style-name="P3">    <text:span text:style-name="T18">"grunt"</text:span><text:span text:style-name="T8">: </text:span><text:span text:style-name="T26">"grunt"</text:span><text:span text:style-name="T8">,</text:span></text:p>
      <text:p text:style-name="P3">    <text:span text:style-name="T18">"build"</text:span><text:span text:style-name="T8">: </text:span><text:span text:style-name="T26">"grunt build"</text:span><text:span text:style-name="T8">,</text:span></text:p>
      <text:p text:style-name="P5"/>
      <text:p text:style-name="P118">(ver 7 - 11min)</text:p>
      <text:p text:style-name="P116"><text:span text:style-name="T8">» </text:span><text:span text:style-name="T9">ao executarmos npm run grunt » é a task default que será executada</text:span></text:p>
      <text:p text:style-name="P117"><text:span text:style-name="T9">» ao executarmos npm run </text:span><text:span text:style-name="T10">build » a task build será executada</text:span></text:p>
      <text:p text:style-name="P119"/>
      <text:p text:style-name="P117"><text:span text:style-name="T10">» </text:span><text:span text:style-name="T11">11 min – foram criadas as pastas dev e dist</text:span></text:p>
      <text:p text:style-name="P120">==================</text:p>
      <text:p text:style-name="P120"/>
      <text:p text:style-name="P100">na próxima aula veremos uma maneira de fazer o grunt ficar observando os arquivos pra que a gente não tenha que digitar npm run grunt toda vez que modificarmos um arquivo</text:p>
      <text:p text:style-name="P113"/>
      <text:p text:style-name="P80">6 - <text:span text:style-name="T77">O</text:span>bserve Mudançãs no Grunt</text:p>
      <text:p text:style-name="P102"/>
      <text:p text:style-name="P79"><text:span text:style-name="T12">Nesta </text:span><text:span text:style-name="T7">aula veremos uma maneira de fazer o grunt ficar observando os arquivos pra que a gente não tenha que digitar npm run grunt toda vez que modificarmos um arquivo</text:span></text:p>
      <text:p text:style-name="P103"/>
      <text:p text:style-name="P126">para isto, teremos que instalar um plugin</text:p>
      <text:p text:style-name="P126"/>
      <text:p text:style-name="P126">»npm install --save-dev grunt-contrib-watch</text:p>
      <text:p text:style-name="P126"/>
      <text:p text:style-name="P104">+ carregamento do novo pacote:</text:p>
      <text:p text:style-name="P35"><text:span text:style-name="T7">  </text:span><text:span text:style-name="T18">grunt</text:span><text:span text:style-name="T8">.</text:span><text:span text:style-name="T44">loadNpmTasks</text:span><text:span text:style-name="T8">(</text:span><text:span text:style-name="T26">'grunt-contrib-watch'</text:span><text:span text:style-name="T8">);</text:span></text:p>
      <text:p text:style-name="P20"/>
      <text:p text:style-name="P48"><text:span text:style-name="T14"><text:s/></text:span><text:span text:style-name="T15">E após o initConfig, logo após o bloco LESS, vamos fazer a configuração dele:</text:span></text:p>
      <text:p text:style-name="P101"/>
      <text:p text:style-name="P26"><text:span text:style-name="T23">watch:</text:span><text:span text:style-name="T78"> {</text:span></text:p>
      <text:p text:style-name="P34">            <text:span text:style-name="T19">less:</text:span><text:span text:style-name="T13"> {</text:span></text:p>
      <text:p text:style-name="P34">                <text:span text:style-name="T19">files:</text:span><text:span text:style-name="T13"> [</text:span><text:span text:style-name="T27">'src/styles/**/*.less'</text:span><text:span text:style-name="T13">]</text:span></text:p>
      <text:p text:style-name="P34">                <text:span text:style-name="T19">tasks</text:span><text:span text:style-name="T13">: [</text:span><text:span text:style-name="T27">'less:development'</text:span><text:span text:style-name="T13">]</text:span></text:p>
      <text:p text:style-name="P34">            <text:span text:style-name="T13">}</text:span></text:p>
      <text:p text:style-name="P34">        <text:span text:style-name="T13">}</text:span></text:p>
      <text:p text:style-name="P8"/>
      <text:p text:style-name="P8"/>
      <text:p text:style-name="P129">files » é um array de arquivos que serão acompanhados pelo grunt</text:p>
      <text:p text:style-name="P130">* → <text:s/>asterísco de forma isolada » faz referência a qualquer arquivo</text:p>
      <text:p text:style-name="P130">** <text:s/>→ asterísco duplo » faz referência a qualquer pasta</text:p>
      <text:p text:style-name="P127"/>
      <text:p text:style-name="P128">(ver mais – 3min)</text:p>
      <text:p text:style-name="P128"/>
      <text:p text:style-name="P81"><text:span text:style-name="T79">7</text:span> – <text:span text:style-name="T79">Comprima HTML com o grunt</text:span></text:p>
      <text:p text:style-name="P82"/>
      <text:p text:style-name="P85">1 – 6 min » configurações css</text:p>
      <text:p text:style-name="P85">------</text:p>
      <text:p text:style-name="P85"/>
      <text:p text:style-name="P85"><text:span text:style-name="T80">6/</text:span>7min » precisamos de um css que aponte para dev e um html que aponte para a pasta dist</text:p>
      <text:p text:style-name="P121">faremos isso através de um plugin do grunt</text:p>
      <text:p text:style-name="P121">“<text:span text:style-name="T81">grunt-replace” » ver mais 7min</text:span></text:p>
      <text:p text:style-name="P121"/>
      <text:p text:style-name="P121"/>
      <text:p text:style-name="P122">7 – 11min » ajustamos o ambiente de desenvolvimento</text:p>
      <text:p text:style-name="P122">-----------</text:p>
      <text:p text:style-name="P122"/>
      <text:p text:style-name="P88">11min » agora ajustaremos o ambiente de produção</text:p>
      <text:p text:style-name="P90">aqui, também faremos junto a minificação do arquivo html</text:p>
      <text:p text:style-name="P90"/>
      <text:p text:style-name="P90"/>
      <text:p text:style-name="P91">14 min » minificação e substituição</text:p>
      <text:p text:style-name="P91"/>
      <text:p text:style-name="P92">»baixamos o htmlmin <text:s/>» task » fizemos as configurações do htmlmin » html minificado – 15min</text:p>
      <text:p text:style-name="P92">---------</text:p>
      <text:p text:style-name="P92"/>
      <text:p text:style-name="P93">apagar a pasta temporária » 18min</text:p>
      <text:p text:style-name="P93"/>
      <text:p text:style-name="P93">---------</text:p>
      <text:p text:style-name="P93"/>
      <text:p text:style-name="P94">»Fazendo a task watch observar o html - 20min</text:p>
      <text:p text:style-name="P83"><text:span text:style-name="T88">8</text:span> – Conheça o Javascript Math</text:p>
      <text:p text:style-name="P84"/>
      <text:p text:style-name="P86">Agora, vamos usar o javascript para implementar a parte de lógica do nosso site</text:p>
      <text:p text:style-name="P86"/>
      <text:p text:style-name="P89">Math.random() » Função do javascript para gerar um número aleatório</text:p>
      <text:p text:style-name="P89"/>
      <text:p text:style-name="P87">Math.random() <text:s text:c="2"/><text:span text:style-name="T5">» </text:span><text:span text:style-name="T6">ela vai nos retornar um número entre 0 e 1</text:span><text:line-break/>0.0005011522019646719</text:p>
      <text:p text:style-name="P87">-------</text:p>
      <text:p text:style-name="P87"/>
      <text:p text:style-name="P87"/>
      <text:p text:style-name="P87">» <text:span text:style-name="T82">para gerar um número na faixa de valor estipulado pelo usuário – 1min</text:span></text:p>
      <text:p text:style-name="P123">pegamos o valor do retorno dessa função randon e multiplicamos pelo valor inserido pelo usuário</text:p>
      <text:p text:style-name="P124">E também veremos como arredondar os números no javascript</text:p>
      <text:p text:style-name="P124">--------</text:p>
      <text:p text:style-name="P124"/>
      <text:p text:style-name="P124"/>
      <text:p text:style-name="P95">criando o arquivo js – 2min</text:p>
      <text:p text:style-name="P95"/>
      <text:p text:style-name="P17"><text:span text:style-name="T16">document</text:span>.<text:span text:style-name="T42">addEventListener</text:span>(<text:span text:style-name="T24">'DOMContentLoaded'</text:span>, <text:span text:style-name="T37">function</text:span>()  {</text:p>
      <text:p text:style-name="P3">    <text:span text:style-name="T18">document</text:span><text:span text:style-name="T8">.</text:span><text:span text:style-name="T44">getElementById</text:span><text:span text:style-name="T8">(</text:span><text:span text:style-name="T26">'form-sorteador'</text:span><text:span text:style-name="T8">).</text:span><text:span text:style-name="T44">addEventListener</text:span><text:span text:style-name="T8">(</text:span><text:span text:style-name="T26">'submit'</text:span><text:span text:style-name="T8">, </text:span><text:span text:style-name="T38">function</text:span><text:span text:style-name="T8">() {</text:span></text:p>
      <text:p text:style-name="P3">        <text:span text:style-name="T38">let</text:span><text:span text:style-name="T8"> </text:span><text:span text:style-name="T18">numeroMaximo</text:span><text:span text:style-name="T8"> </text:span><text:span text:style-name="T34">=</text:span><text:span text:style-name="T8"> </text:span><text:span text:style-name="T18">document</text:span><text:span text:style-name="T8">.</text:span><text:span text:style-name="T44">getElementById</text:span><text:span text:style-name="T8">(</text:span><text:span text:style-name="T26">'Numero-Maximo'</text:span><text:span text:style-name="T8">).</text:span><text:span text:style-name="T18">value</text:span></text:p>
      <text:p text:style-name="P3">        <text:span text:style-name="T18">numeroMaximo</text:span><text:span text:style-name="T8"> </text:span><text:span text:style-name="T34">=</text:span><text:span text:style-name="T8"> </text:span><text:span text:style-name="T44">parseInt</text:span><text:span text:style-name="T8">(</text:span><text:span text:style-name="T18">numeroMaximo</text:span><text:span text:style-name="T8">);</text:span></text:p>
      <text:p text:style-name="P41"/>
      <text:p text:style-name="P3">        <text:span text:style-name="T38">let</text:span><text:span text:style-name="T8"> </text:span><text:span text:style-name="T18">numeroAleatorio</text:span><text:span text:style-name="T8"> </text:span><text:span text:style-name="T34">=</text:span><text:span text:style-name="T8"> </text:span><text:span text:style-name="T18">Math</text:span><text:span text:style-name="T8">.</text:span><text:span text:style-name="T44">random</text:span><text:span text:style-name="T8">() </text:span><text:span text:style-name="T34">*</text:span><text:span text:style-name="T8"> </text:span><text:span text:style-name="T18">numeroMaximo</text:span><text:span text:style-name="T8">;</text:span></text:p>
      <text:p text:style-name="P3">        <text:span text:style-name="T44">alert</text:span><text:span text:style-name="T8">(</text:span><text:span text:style-name="T18">numeroAleatorio</text:span><text:span text:style-name="T8">);</text:span></text:p>
      <text:p text:style-name="P3">    <text:span text:style-name="T8">})</text:span></text:p>
      <text:p text:style-name="P5">})</text:p>
      <text:p text:style-name="P95"/>
      <text:p text:style-name="P95"/>
      <text:p text:style-name="P96">Criando validações para o Js – 7min</text:p>
      <text:p text:style-name="P96"/>
      <text:p text:style-name="P18"><text:span text:style-name="T16">required</text:span> <text:span text:style-name="T16">min</text:span> = <text:span text:style-name="T24">"2"</text:span> <text:span text:style-name="T16">value</text:span>=<text:span text:style-name="T24">"2"</text:span> <text:span text:style-name="T16">step</text:span>=<text:span text:style-name="T24">"1"</text:span></text:p>
      <text:p text:style-name="P96">(pois não faz sentido sortear entre 0 e 1 pessoas <text:s/>/ <text:span text:style-name="T85">Step » para saber de quanto em quanto será incremeentado</text:span></text:p>
      <text:p text:style-name="P96">-----------------------</text:p>
      <text:p text:style-name="P96"/>
      <text:p text:style-name="P97">Melhorando o feedback pro usuário - 9min</text:p>
      <text:p text:style-name="P97">(mostrando uma mensagem melhor que um alert, pra mostrar ao usuário com uma mensagem personalizada o número que foi sorteado</text:p>
      <text:p text:style-name="P19"><text:span text:style-name="T83">&lt;</text:span><text:span text:style-name="T37">div</text:span> <text:span text:style-name="T16">class</text:span>=<text:span text:style-name="T24">"resultado"</text:span><text:span text:style-name="T83">&gt;</text:span></text:p>
      <text:p text:style-name="P3">        <text:span text:style-name="T8">O número sorteado foi:  </text:span><text:span text:style-name="T84">&lt;</text:span><text:span text:style-name="T38">span</text:span><text:span text:style-name="T8"> </text:span><text:span text:style-name="T18">id</text:span><text:span text:style-name="T8">=</text:span><text:span text:style-name="T26">"resultado-valor"</text:span><text:span text:style-name="T84">&gt;&lt;/</text:span><text:span text:style-name="T38">span</text:span><text:span text:style-name="T84">&gt;</text:span></text:p>
      <text:p text:style-name="P3">    <text:span text:style-name="T84">&lt;/</text:span><text:span text:style-name="T38">div</text:span><text:span text:style-name="T84">&gt;</text:span></text:p>
      <text:p text:style-name="P97"/>
      <text:p text:style-name="P97"/>
      <text:p text:style-name="P97"/>
      <text:p text:style-name="P27"><text:span text:style-name="T16">document</text:span>.<text:span text:style-name="T42">addEventListener</text:span>(<text:span text:style-name="T24">'DOMContentLoaded'</text:span>, <text:span text:style-name="T37">function</text:span>()  {</text:p>
      <text:p text:style-name="P34">    <text:span text:style-name="T19">document</text:span><text:span text:style-name="T13">.</text:span><text:span text:style-name="T45">getElementById</text:span><text:span text:style-name="T13">(</text:span><text:span text:style-name="T27">'form-sorteador'</text:span><text:span text:style-name="T13">).</text:span><text:span text:style-name="T45">addEventListener</text:span><text:span text:style-name="T13">(</text:span><text:span text:style-name="T27">'submit'</text:span><text:span text:style-name="T13">, </text:span><text:span text:style-name="T39">function</text:span><text:span text:style-name="T13">() {</text:span></text:p>
      <text:p text:style-name="P34">        <text:span text:style-name="T39">let</text:span><text:span text:style-name="T13"> </text:span><text:span text:style-name="T19">numeroMaximo</text:span><text:span text:style-name="T13"> </text:span><text:span text:style-name="T35">=</text:span><text:span text:style-name="T13"> </text:span><text:span text:style-name="T19">document</text:span><text:span text:style-name="T13">.</text:span><text:span text:style-name="T45">getElementById</text:span><text:span text:style-name="T13">(</text:span><text:span text:style-name="T27">'Numero-Maximo'</text:span><text:span text:style-name="T13">).</text:span><text:span text:style-name="T19">value</text:span></text:p>
      <text:p text:style-name="P34">        <text:span text:style-name="T19">numeroMaximo</text:span><text:span text:style-name="T13"> </text:span><text:span text:style-name="T35">=</text:span><text:span text:style-name="T13"> </text:span><text:span text:style-name="T45">parseInt</text:span><text:span text:style-name="T13">(</text:span><text:span text:style-name="T19">numeroMaximo</text:span><text:span text:style-name="T13">);</text:span></text:p>
      <text:p text:style-name="P125"><text:soft-page-break/></text:p>
      <text:p text:style-name="P34">        <text:span text:style-name="T39">let</text:span><text:span text:style-name="T13"> </text:span><text:span text:style-name="T19">numeroAleatorio</text:span><text:span text:style-name="T13"> </text:span><text:span text:style-name="T35">=</text:span><text:span text:style-name="T13"> </text:span><text:span text:style-name="T19">Math</text:span><text:span text:style-name="T13">.</text:span><text:span text:style-name="T45">random</text:span><text:span text:style-name="T13">() </text:span><text:span text:style-name="T35">*</text:span><text:span text:style-name="T13"> </text:span><text:span text:style-name="T19">numeroMaximo</text:span><text:span text:style-name="T13">;</text:span></text:p>
      <text:p text:style-name="P125"/>
      <text:p text:style-name="P34">        <text:span text:style-name="T19">document</text:span><text:span text:style-name="T13">.</text:span><text:span text:style-name="T45">getElementById</text:span><text:span text:style-name="T13">(</text:span><text:span text:style-name="T27">'resultado-valor'</text:span><text:span text:style-name="T13">).</text:span><text:span text:style-name="T19">innerText</text:span><text:span text:style-name="T13"> </text:span><text:span text:style-name="T35">=</text:span><text:span text:style-name="T13"> </text:span><text:span text:style-name="T19">numeroAleatorio</text:span></text:p>
      <text:p text:style-name="P34">    <text:span text:style-name="T13">})</text:span></text:p>
      <text:p text:style-name="P28">})</text:p>
      <text:p text:style-name="P97"/>
      <text:p text:style-name="P97">---</text:p>
      <text:p text:style-name="P98">» removendo comportamento padrão do formulário de atualizar a página – 11min</text:p>
      <text:p text:style-name="P98"/>
      <text:p text:style-name="P98">»<text:span text:style-name="T86">como arredondar o número que o sorteador apresenta – 12min</text:span></text:p>
      <text:p text:style-name="P99">*(3 formas de arredondar números)</text:p>
      <text:p text:style-name="P99"/>
      <text:p text:style-name="P99">»<text:span text:style-name="T87">adicionaodo número mínimo para que o 0 não seja sorteado – 14min</text:span></text:p>
      <text:p text:style-name="P99"/>
      <text:p text:style-name="P99"/>
      <text:p text:style-name="P132"><text:span text:style-name="T88">9</text:span> – Co<text:span text:style-name="T88">mprimindo </text:span>Javascript <text:span text:style-name="T88">com o Grun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erlin" svg:font-family="Berlin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4:16:15.363000000</meta:creation-date>
    <dc:date>2024-01-03T14:23:30.476000000</dc:date>
    <meta:editing-duration>P1DT19H46M17S</meta:editing-duration>
    <meta:editing-cycles>114</meta:editing-cycles>
    <meta:generator>LibreOffice/7.5.7.1$Windows_X86_64 LibreOffice_project/47eb0cf7efbacdee9b19ae25d6752381ede23126</meta:generator>
    <meta:document-statistic meta:table-count="0" meta:image-count="0" meta:object-count="0" meta:page-count="15" meta:paragraph-count="359" meta:word-count="1569" meta:character-count="12947" meta:non-whitespace-character-count="9609"/>
  </office:meta>
</office:document-meta>
</file>